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9.12937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aam</text:p>
          </table:table-cell>
          <table:table-cell table:style-name="ce1"/>
          <table:table-cell office:value-type="string" table:style-name="ce1">
            <text:p>Categorieë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od Casino wit heel gesneden vers</text:p>
          </table:table-cell>
          <table:table-cell table:style-name="ce1"/>
          <table:table-cell office:value-type="string" table:style-name="ce1">
            <text:p>bakkerij en banket bakkerij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rikozen gedroogd zonder pit 320 gram</text:p>
          </table:table-cell>
          <table:table-cell table:style-name="ce1"/>
          <table:table-cell office:value-type="string" table:style-name="ce1">
            <text:p>aardappel,groente, fruit fru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kbrood wit vers per stuk</text:p>
          </table:table-cell>
          <table:table-cell table:style-name="ce1"/>
          <table:table-cell office:value-type="string" table:style-name="ce1">
            <text:p>bakkerij en banket bakkerij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ap saus Santa Maria 230 gram</text:p>
          </table:table-cell>
          <table:table-cell table:style-name="ce1"/>
          <table:table-cell office:value-type="string" table:style-name="ce1">
            <text:p>bakkerij en banket bakkerij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issant ham kaas per stuk (Banketbakker)</text:p>
          </table:table-cell>
          <table:table-cell table:style-name="ce1"/>
          <table:table-cell office:value-type="string" table:style-name="ce1">
            <text:p>snoep,koek,chips,chocolade chip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ps Lay's Sensations Thais sweet Chili 150 gram</text:p>
          </table:table-cell>
          <table:table-cell table:style-name="ce1"/>
          <table:table-cell office:value-type="string" table:style-name="ce1">
            <text:p>pasta,rijsten wereldkeuken wereldkeu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odles kip Unox 70 gr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d Volkoren grof heel gesneden v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d casino volkoren rond heel gesneden v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d Panne wit rond heel gesneden v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d Tijger wit heel gesneden v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d Volkoren fijn heel gesneden v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d Knip bruin heel gesneden v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d Casino bruin heel gesneden v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d Sesam bruin heel gesneden v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d Maanzaad bruin heel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Maanzaad wit heel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Allinson heel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Allinson zonnepit heel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Knip wit heel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Glutenvrij 400 gram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ke Roomboter per stuk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donker met pompoenpitten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Fant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Up free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Fanta Zero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mops Ouwehand 35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Polder Dubbeldonker met zonnepit heel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casino wit rond half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casino rond bruin half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Casino wit HALF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Volkoren fijn HALF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Casino bruin HALF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Tijger wit half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Sesam volkoren HALF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Maanzaad volkoren HALF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wi groen groot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iserbollen witte zak per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abatta broodjes zak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abatta broodje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dkornbollen hard zak 10 stuks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webol waldkorn harde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issant Danerol mini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ijnenbrood met amandelspijs vers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brood 500 gram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bol per stuk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ijnenbrood zonder spijs half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chup Heinz knijpflacon 87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tasaus Heinz bolognese 6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issant roomboter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issant mini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zoutarm wit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Mais HALF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zette Classic strooikaas bus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Meergranen heel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issant super Danarol bl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kan jong belegen geraspte kaas 30+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spte kaas Milner slanki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udentenhaver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noten Duyvis Ori?ntal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hewnoten klein zout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mezaanse kaas <text:s/>zakje <text:s/>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hewnoten gezout 1000 gram z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edersuiker van Gilse 5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delschaafsel <text:s/>Smaakt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aseitjes chocolade mix <text:s/>gevuld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tessaus Calv? knijpflacon 43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chup tomaat Calve knijpflacon 43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jes Natrena tafeldisp 4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rysaus Calve knijpflacon 43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isaus sweet Go Tan chillisauc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isaus BBQ Calve knijpflacon <text:s/>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chup van Wijngaarden Zaanse tube 16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rie poeder potj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yonaise Van Wijngaarden zaanse tube 170g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jes Natrana zoetjes dispencer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jes Natrena zoetjes navul 8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flooksaus Calve knijpflacon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Ambachts (E- nummer &amp; lactose vrij) donker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nemelk Campina bekertje 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edemorgen Vifit perzik abrikoos 4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 fraiche Isigny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o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nas gratis geschi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rie ananas saus Calve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equesaus Calve fles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ktail whiskysaus Calve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flooksaus Calve fles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slicksaus Calve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vulde koek <text:s/>vers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munt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kool gesned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za Mango 12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za Guava 12 x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za Lychee 12 x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Vinkeveense v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falfa b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griekse vers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salade 200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de hawa? vers 200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rood Meergranen HALF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tomatensoep 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ijnen op siroop in blik 31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onaise Van Wijngaarden Zaanse pot 6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 Monte halve perziken 4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ocado ready to eat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dse jonge kaas 50 pl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oen Galia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meloen per stuk ( weegt ongeveer 4 a 5 kilo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ra belegen Beemster kaas gesneden 17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slander belegen 30+ plakk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Old Amsterdam gesnede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 rood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egen kaas voorverpakt 50pl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osaus Calve knijpflacon 43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kkaas Vergeer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urain knoflook fijne kruiden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de kaas voorverpakt 50 pl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tikornbol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bol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rooibos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ecel cups light 20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e kaas voorverpakt 50 pl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ecel cups 20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 belegen kaas voorverpakt 50 pl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Campina mini cupjes 20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kamille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bollen vers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mini bolletje naturel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e bollen vers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e mini bolletje verse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puntje (zacht) per stuk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it pain bruin vers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entenbolletjes mini vers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petit pain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variatie display 10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koren rozijnenbol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abatta he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bollen met sesam vers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e bollen met sesam vers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e bol sesam per stuk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ijnenbol per stuk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 Pers doos a ca 14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inkers b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yjamapapje Nestle poeder 6-36maan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 Pers middel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iserbroodje per stuk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 cream bekertje 12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 cream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vel sinaasappels groot <text:s/>per stu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rtlife smashmint 4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kult original 7 x 6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Campina beker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aatappel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Rood professional snelfilter 24 x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 Jona gold biologisch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pagne Mo?t &amp; Chandon Brut Imp?rial 37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eitjes zalmkaviaar tobiko oranje fij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saus Kikkom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volle melk Melk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schuit Volkoren G'woon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mbola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nalenspie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ecue standaard per pers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ssensap rode Betuwe ongezoet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Los Pagos Chardonnay 6 flessen a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krat 24 flesjes a 20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Hero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. Oetker <text:s/>opklop pudding aardbei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verzachter Robijn prof.morgenfris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Robijn pak 5.94 kilo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JonaGold middel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Granny smith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Fuji groot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Elstar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Golden delicious Hollandse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nmaakazijn <text:s/>fle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erhamzakjes G'woon 1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borstel plastic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es+speenragger <text:s/>Difrax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wichspread Heinz komkommer pot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wichspread Heinz naturel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wichspread Heinz naturel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Segafredo selezione oro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aan Chiquita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aan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sjes gestampte De Ruijter 2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sjes blauw &amp; wit de Ruijter 2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 1 kg. streekproduc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iccalilly K?hne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Calv? mini cups 5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 Triomphe middel <text:s text:c="2"/>per stu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ollandse handperen middel groot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 Comice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Fruit Biscuit bosvruchten 24 x 4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ilniszakken B/merk 1 rol x 20z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lemon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Schulp 6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Fruit biscuit naturel 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spelt. quinoa &amp; cranberry fruitbiscuit 21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ilniszakken Komo rol 40 stuks 60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ilniszakken Komo met TREKBAND rol 30 x 60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ge vingers Jeurgens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koekjes Rioba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pagne Demi-sec Veuve Pelletier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pons pro comfort OB normaal 1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 Bonne Maman kers 15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 Bonne Maman sinaasappel <text:s/>15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 Bonne Maman aardbei 15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 Hero assorti minicups 216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troop rinse frutesse tray mini cups 8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 hazelnootpasta Calve mini 5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 navels middel <text:s/>per stuk (lekker zoet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apefruit rood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 Langnese mini cupjes 72x2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jnstukken in water John West 1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 navels klein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wi gold <text:s text:c="2"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wi groen (Nieuw Zeeland)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koekjes van Doorn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weilmop Vileda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uiven wit <text:s/>pitloos (lekker zoet) 5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albessen rode 25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de wijn Los Pagos Cabernet Sauvignon 6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Kuhne Franse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G'woon regular 3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Nescafe Gold Espresso 225 sach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ffiebonen Australian Dark roast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Australian Medium roast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Mild roast 10x36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Strong roast 10x36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Decafe 10x36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Douwe Egberts 3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Classic 10x36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Senseo koffiepads Extra dark 36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Nescafe Cappuccino family 2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ijnen Groot <text:s/>per stu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scafe koffiecups Dolce Gusto Cafe Lugo 1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Dolce Gusto chococino 16 cu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espressobonen intens select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 500 gram Holland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loskoffie Nescaf? rood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handzeep met pomp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le melk Campina biologisch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sticks Douwe Egberts 500 x 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grove maling rood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snelfilter rood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snelfilter rood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caffeinevrij <text:s/>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G'woon snelfilter rood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nis &amp; Gunnin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nis &amp; Gunnink decaf caffe?nevrij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nis Gunnink koffie snelfilter blik 5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Nescafe latte macchiato 8 sach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s gevuld met kaas Costa del tapa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Fresh Brew Gold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Fresh Brew traditional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gourmet traditional rood diepvries 2x2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jshagel de Ruijter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fruitvariatie geel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<text:s/>Aardbeien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Mango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kers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sinaasappelsap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bosvruchten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citroen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vanille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earl grey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Friesche Vlag halvamel flesje 140 m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ffiemelk Friesche Vlag <text:s/>goudband 14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Friesche Vlag goudband 45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cups Becel 200 x 8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halvamel Friesche Vlag pak 45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Merlot Hardy's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erverwijderaar HG 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 Bran Kelloggs flakes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Becel flesjes 15 x 488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Green tea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gout runder Unox bl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teibakjes Jos van der Poel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jes Candarel <text:s/>500sti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stof Candarel zoetjes navul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stof Candarel zoetjes navul 5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Lemon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Green tea intense mint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soep in zak cr?me Unox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nglish tea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rpastei Unox 3 x 5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fruit bosvruchten G'woon 21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uderham 150 gram voorverp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 grillworst gesneden 100 gram (poeli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terham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lkoenfilet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velaat snijworst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terham slager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erhamworst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denner boterhamworst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uderham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mi plakk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mi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nedbeef 125 gram voorverp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kookte worst 12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filet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rookvlee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rkaas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braden gehakt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eedrank G'woon sinaasappel abrikoo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ere speklapjes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filet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hakt rund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hakt half om half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Los Pagos Chardonnay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Chardonnay Hardy's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? wijn <text:s/>Hardy's fles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Torres Vina Sol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sen royaal vlaai 6-8 personen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kka taart <text:s/>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kruimelvlaai <text:s/>6-8 personen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poulet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itserse room vlaai 8 personen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zelnootgebak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punt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ocaat vlaai 6-8 personen ver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houderkarbonade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blokjes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punt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uchtenschelp per stuk mini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schnitte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uchtenslof vers van de banketbak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fvolle melk Campina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olata schnitte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uten en lactose arm aardbei gebakje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uten en lactose arm perzik gebakje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rkop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spte belegen kaas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t frites <text:s/>steakhouse diepvries McCain 5x2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schoenen Nitril blauw maat Med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schoenen Nitril blauw maat Sm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vork DEPA 5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ertrekker kunststof met steel V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lmfilet gerookt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beljauwfilet Iglo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bkarbonade klein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kensschnitzel ongepanee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zem zacht zonder steel 50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kerrie soep 1- kops 51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groentesoep 1- kops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tomatensoep 1- kops 5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aalemmer halfro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kippensoep 1-kops 3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filters nr2 Melitta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braadworstjes 4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hamburgers crunchy diepvries 24 x 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filters nr4 Melitta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filters Korffilters Melitta doos 2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filters nr4 Bmerk 8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lfsleverworst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wark Optimel aardbei 0% <text:s/>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wark Optimel <text:s/>vanille 0%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morol kauwgom original 5 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Elstar kist 11KG (circa 80 stuk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shoarma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paccio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ische karnemelk Arl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sciutto cotto cvs gesned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rworst gesneden 100 gram voorverp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mini's de Ruij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lworst 12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hamburger vers per stuk (poeli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on-Lime G'woon petfles <text:s/>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k gerookt dobbelsteen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Rooibos Perzik mango 4 x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met gember Zonnatura 3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white tea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Zoethout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Professioneel <text:s/>groene thee original lemon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Wintergloed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darjeeling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pure pepermint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english breakfast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green tea &amp; jasmin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Delicious Spices Kaneel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Rooibos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Rooibos honing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Goedemorgen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Sterrenmunt professioneel <text:s/>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Luxe theekist met diverse sma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earl grey <text:s/>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pasta puur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e kaas bmerk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Hollandse tomatensoep Klassiek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varit ontbijtpap 8 granen 12 maan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varit ontbijtpap 8 granen vanille 12 maan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uchtenhagel De Ruijter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puur De Ruijter pak 3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melk De Ruijter 3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kken melk De Ruijter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kken puur De Ruijter pak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De Ruijter puur 120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melk Venz <text:s/>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puur Venz pa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Kwink Venz pa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pasta Nutella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pasta Nutella pot 8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pasta melk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pasta Wit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son appelstroop 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Calv? pot 6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Calv? met nootjes 6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Calv? pot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Calv? light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G'woon pot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knakworsten kip bli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?ckerbr?d Bolletje volkoren pak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stengels volkoren G'woo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troop rinse Bmerk pot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akworstjes Runder blik Unox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akworsten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otte crackers Lu <text:s/>naturel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wafels <text:s/>rol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mcrackers 3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edings biscuit Patria volkoren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schuit Bmerk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gurken Bmerk zoet zuur 68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moes B/merk pot 72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stengels 12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G'woo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G'woo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schuit Bolletje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luchtig <text:s/>naturel G'woon pak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ze crackers naturel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zes <text:s/>Hollandia naturel pak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kkenfeest De Ruijter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troop rinse Hero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vruchtenjam Hero minder zoet 29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schuit volkoren Bollet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edersuiker Van Gilse strooibu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s d'orange Hero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otte crackers Lu volkoren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Reine blauw krat 28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stof Canderel zoetjes dispencer 3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capsules Lungo Decafe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groenten 250 gram vers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lselderij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psaus Duyvis cocktail zakje 6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Franse ui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kikker tomaat sachets 7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kikker tuinkruiden sachet 7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koninginnen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onaise Calve <text:s/>knijpflacon 43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ruitjes pak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el Keuken <text:s/>koken. bakken en braden flacon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jap Manis Conime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jap Asin Conimex 1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folie Carbonell professional traditioneel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el keuken <text:s/>koken. bakken &amp; braden vloeibaar olijf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Sinaasappel drinkpakje <text:s/>10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kikker kip sachets 7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drinkbouillon kruidige kip 26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Chinese tomaat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Becel fles 486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Milner komijn plakken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drinkbouillon fijne tuinkruiden 26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kerrie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kip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asperge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groente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Hongaarse goulash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champignon creme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rundvlees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prei creme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Chinese kip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drinkbouillon krachtig rundvlees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tomaat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flookbolletje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terwortel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uge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bessen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ui per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urgette groen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poeder Knorr Kip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lof <text:s/>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Bieten rauw 5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lderij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telsalade K?hne gesneden (julienne) 3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berwortel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eesjus Knorr zakje 2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tomaten creme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 Langnese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 vloeibaar Langnese po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 bloemen Het Zuiden pot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lendoekjes navul B me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bekers rol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saus Grand'Italia sugocasa 6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veters Katja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pouce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 vloeibaar G'woon pot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vleesjus Maggi 12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ry Remia knijpflacon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a yoghurt pruim 4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a yoghurt muesli 4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ktailfruit Grand Gerard op siroop 28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amelvla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moes Hak 7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Ariel professional classic 7.5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banddoos proffessional Utermohlen 3 va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banddoos Utermohlen BH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middel vloeibaar Ariel essential 2.48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Witte Reus 5.5 K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spoeder Colour reus 5.5 K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smiddel vloeibaar Witte Reus 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ksische smeerleverworst naturel bolletj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magere Campina 0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Volle 0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vla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ksroom Hollandi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ur Culinair Hollandi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vla Optimel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ere melk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le melk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fvolle melk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nemelk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volle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magere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vla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melk Campina aardbei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le melk 0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nemelk Campina 0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nke vla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garde Almhof roer naturel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vla Campina vanille chocolad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vla Campina vanille aardbei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itenmelk Bettine houdbaar 0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geiten 0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fvolle melk 0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sti rood fruit drinkpakjes 30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Chocomel vol Nutrica drinkpakjes 30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sti rood frui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sti zonder suiker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 yoghur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vla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 drink high energy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 drink Isotone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Chocomel halfvol Nutrici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s sinaasappel mandarij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sap Olmenhorst 12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Chocomel mager Nutrici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kommer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at Hollandse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atjes Cherrie rood bakj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oen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at gezeefd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dsla 2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Jsbergsla <text:s/>krop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 gepeld Bmerk blik 42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bergsla mix maxi 3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Jsbergsla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psla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kel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 lollo bianco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 lollo rosso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kkererwten Bonduelle 3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zen Bonduelle 310 gram OP=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kool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ui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zena dureya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kool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 blokjes naturel Heinz 3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oen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 voorgesneden 2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a Mesclunmix bakje 12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a gemengd luxe 200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de bietjes schijven Hak pot 70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nmix Hak 3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bieten schijven Hak 35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perwten met wortelen Hak 6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e bonen Hak pot 72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schijfje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 Anders ham-kaas 39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kool met appeltjes Iglo diepvries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ko rosti diepvries 6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erenkool gesnede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cken tonight kerrie 5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en kruimig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en vastkokend 1K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stanje champigno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bietjes gekook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peper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ghettigroentepakket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en zak 5K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ardappelkroketten Aviko diepvries 2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cken tonight tandoori 5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temix ver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itskool per stu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hinese kool on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derdeeg G'woon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bladerdeeg Koopmans 450 gram diepv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jalotje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ijvie struik vers ca.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i Hollandse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ijvie panklaar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ui (lente ui ) vers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ienstokbrood vers van de bak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ien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landse sperziebon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landse bloemkool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wergel en shampoo H-line 50 x 2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akworst mager Unox blik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ers (etiketten) Food navul 2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kband Scotch magnic 4 rollen 19mmx3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vre affine geitenkaas 13 plakken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zarella zakje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pignon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migroente pakket 500 gram vers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uiten <text:s/>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g Groentesaus met fijne tuinkruiden 1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ijbonen Hollandse 500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ortelen (waspeen) panklaar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ccoli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i groentepakke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rziebonen panklaar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aliaanse roerbak mix 500 gram vers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koolroosjes Bonduelle diepvrie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rziebonen gebroken fijn Hak pot 6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rziebonen gebroken G'woon bli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perwten zeer fijn Hak 6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rode kool met appel pot 7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kool met stukjes appel Hak 7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inazie a la creme Iglo diepvries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pucijners Hak 7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inazie ver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inazie blad Iglo diepvries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Karvan C?vitam aardbei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ggebrood Friese Bolletj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mix wit Koopmans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kosbrood (vrij van kleurstoffen)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rika rood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rika groen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rika oranje per stu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prika geel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ijbonen panklaar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teltjes geschrapt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telen bos (met gro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Multivrucht drinkpakje 30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Aardbei drinkpakje 30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Sinaasappel drinkpakje 30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Appelsientje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Appelsientje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Appelsientje drinkpakjes 30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Appelsientje drinkpakjes 30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svicee rozenbotteljam 3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Zonnatura fruitspread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wafels Zonnatura 13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Hero 3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Hero Delight 29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senjam Hero 3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udvruchtenjam Zonnatura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&amp; perenstroop Zonnatura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ambachtelijk streekproduct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tabletten Sun citroen 24 table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machinereiniger Finish protec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tabletten Sun 26ta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middel Ecologich Solid Med <text:s/>4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elglans <text:s/>Zanussi 1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empia mini kip 60 x 2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getarische loempia Beckers 2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burgers voor gegaard KERN 30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ketten Rundvlees Kwekkeboom 1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souffl?s KB 24 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kandel Beckers 40stuks x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e kaas 36 x 2plakjes (voor 11.00 uur bestellen de volgende werkdag geleverd)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itterballen Buitenhuis 80 x 2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 mini frikandellen 5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souffl?s mini 100 x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t frites diepvries MCcain 2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oe vera sap groene fles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zzabodemmix italiaans Koopmans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English tea blend 100 x 2 gram in envel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Engelse melange 100 x 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Engelse melange 100zakjes x 6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Ceylon 10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Earl grey 100 x 2 gram in envel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earl grey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nas stukjes Del Monte blik 2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nassap G'woo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les Nissin cup kipkerrie 64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les Nissin cup kip 64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 uitdeeldoos 3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les Nissin cup garnaal 64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les Nissin cup rund 64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 bolletje met sesam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nty uitdeeldoos 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on 36 x 4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uurtjes gemengd Melange de France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s uitdeeldoos 24 x 4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ickers uitdeeldoos 3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x uitdeeldoos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munt king silo mini rol 11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up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r gelardeerd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ere dobbelsteenspekjes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es green punch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wark Mager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G'woo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o romige kwark perzik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Optimel bosvruchte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mager aardbeien Melk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light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te regular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Fanta Orange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Finesse licht bruisend <text:s/>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Intense Bruisend <text:s/>1 liter pet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Sisi No Bubbles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es cherry bouqe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Hero 1.2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es cherry bouqet 12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es cherry bouqet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sparkling Zero sugar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es green punch 12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citroen 1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es super pineapple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es green punch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Intense 24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Reine blauw petfles 24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Finesse licht bruisend 24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c water Schweppe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es super pineapple 12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Sisi 6 x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up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6x1.5L ( Let op de prijs is exclusief statiegel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light 6x1.5L ( Let op de prijs is exclusief statiegel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Fanta Orange 6 x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si Max cola 12x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si cola 12x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citron 6 x 1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si Max cola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nta Pomelo Zero 1.5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Intense krat 28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 Pepper cola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itos pure paprika 1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itos nacho cheese 1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cheese union 8 x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mini cheese union 20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Super naturel 8 x 2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bolognese mini zakjes 20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paprika doos minizakjes 20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naturel doos mini zakjes 20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etos Chipito kaas <text:s/>mini 24 x 27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heetos Chipito kaas 1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Hamka's original 1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bb-it sticks mini 30 x 2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Hamka's <text:s/>mini 24 x 3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itos Nacho Cheese mini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Wokkels <text:s/>paprika mini 24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naturel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klontjes Van Gilse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Wokkels paprika 1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paprika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bolognes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cheese zak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parelkandij 4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Chio Heartbreaker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Wokkels naturel 1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ringles original bus 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ringles paprika bus 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caffe�nevrij light 6x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suiker Dr Oetker 10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 kristal Van Gilse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klontjes Van Gilse mini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zakjes Rioba 750x4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erdsuiker Van Gilse donkerbruin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klontjes Van Gilse midi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 automaten Van Gilse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etsuiker 7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lvervliesrijst Oryza 5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ki drink aardbei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ki drink perzi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ki drink framboo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gesneden 4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volkoren gesneden 4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24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light 24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nta Orange 24 x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up 6 x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?hwein H?ttengl?t <text:s/>fle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Premium naturel Lu <text:s/>pak 250 g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Premium Lu olijfolie oregano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Minute Maid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sap gekruid Hero 24 x 0.2L kr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Minute Maid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ut Jozo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bal oelek Koningsvogel 7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ut Jozo klein bu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LU Tuc baco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LU Tuc naturel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sels z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LU Tuc paprika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LU Tuc cheese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ast Melba sesam van der Meulen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ast Melba volkoren van der Meulen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ast Haust naturel cups ova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arte peper sticks Verrassend Lekker 75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o melkbiscuit melk G'woon 2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ezout grof La Balein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onaise Calve pot 6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bolletjes G'woo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e kaas Beemster plakk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corn zout magnetron 6 x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corn zoet magnetron 6 x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gi aroma no. 2 flac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gi aroma no. 5 flac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saus Knorr 6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s <text:s/>Maggi naturel knijpflac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cups Nutroma romig 200x9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creamer Douwe Egberts staafjes 500 x 2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ta kaas Gazi (griekse) plak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ven met kaas Qualino bakje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itenkaas oud Hollands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ta kaas Apetina plak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ackebrod sesam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ackebrod goudbruin 6 pakken x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ackebrod volkoren 2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ackebrod sesam 6 pak x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ackebrod lichtgewicht 6 p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kan jonge kaas 520 gram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 belegen kaas bmerk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 belegen kaas stu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egen kaas 500 gram stuk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ra belegen kaas 500 gram <text:s/>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kkelkaa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kan oude kaas 500 gram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kan jong belegen komijn stuk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English tea blend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o Penotti hazelnoot 7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spte oude kaas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gelkaas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rgonzola Galbani per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ddar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yere Zwitserse kaas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blokjes Party jongbelegen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uidenboter La Ban rol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minicrackers G'woon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zarella galbani zakje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?ttenk?se Danon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Eru met sambal kuipje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zarella 2 zakjes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Eru Balans kuipje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bybel mini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Eru goudkuipje minicups 24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Eru goudkuipje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Slankie kuipj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Slankie ham kuipje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?ckebr?d volkoren G'woon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adelphia bieslook <text:s/>1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?ckebr?d goudbruin G'woon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Milner jong belegen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ergranen biscuit krent rozijn G'woo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embert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enbiscuit bosvrucht G'woo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eren scharrel maat M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taartmix Koopman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neden bonen Hak 6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perwten worteltjes bmerk pot 7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inbonen 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bonen Hak in tomatensaus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ss witte druif citroen 30 x 0.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ss appel perzik drinkpakjes 30x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enbiscuit appel G'woo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ss appel &amp; perzik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Reine blauw fles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lla 12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reep bosvruchten G'woon 16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ter Lemon Schweppes 12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sparkling 12 x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sparkling Zero sugar 12x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reep appel G'woon 16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no bubbles lemon blikjes 24 x 0.33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an mineraal water 24 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si cola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o melkbiscuit chocolade G'woon 2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za Mango juice 6 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up 6 x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Up krat 28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kmeel Zelfrijzend Koopmans 5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light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te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o melkbiscuit aardbei G'woon 2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Fanta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nta lemon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Fanta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aprika ribbel G'woo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arius orange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aprika G'woo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sparkling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zero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arius lemon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Intense ( rood ) <text:s/>24 petfles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&amp; Fruit orange 24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up free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Fanta 12 x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Hero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blauw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orang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kookte worst hal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&amp; Fruit cactus 12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vitaday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vitaday tropical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touch of citroen <text:s/>12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pure green <text:s/>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Royal Club 28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naturel Ribbel G'woo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Naturel G'woon <text:s/>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rood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si tropical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binder Honig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ientje Zontomaat tomatensap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goudappeltje Appelsientj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ss appel zwarte besse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ss appel perzik 1 kcal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ffertjes kant en klaar diepvries 12 x 1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ffertjes kant en klaar 36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sti rood fruit blikjes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grenadine jerrycan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cassis jerrycan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sinaasappel jerrycan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reine claude jerrycan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aardbeien jerrycan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framboos jerrycan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Karvan C�vitam citroen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Karvan C�vitam framboos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Karvan C�vitam cassis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Karvan C�vitam sinaasappel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Karvan C�vitam bosvruchten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egen kaas bmerk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otten G'woon za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mix gesuikerd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mix zoet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ya melk Alpro Bio houdbaar pa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drink Alpro for professional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kosmelk Sum &amp; Sam <text:s/>4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Alpro Vanillevla 5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xap Covelt tropische vruchten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Alpro Chocolademel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soja boter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melk Alpro chocolade drinkpakjes 3x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C eend toiletreiniger ocean fresh <text:s/>flacon a <text:s/>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C Eend toiletreiniger extra parfum pine fresh flacon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C eend active clean marine 38g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fris Ambi pur flush <text:s/>lavandel 1 houder + 4 nav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spray Lellietjes van Da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bi pur parfum voor stopconta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doekjes Ibex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enworstjes <text:s/>mini 15x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ksische smeerleverworstjes 20x2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uddebuikjes Bollet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Hollandia gezouten rol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estvrijstaalreiniger Mus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olie Levo blik 2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ongezouten <text:s/>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ma bak &amp; braad <text:s/>4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varine Blue band kuip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ecel origineel <text:s/>kuip 5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varine Becel light kuip 5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lue band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rie President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varine Blue Band Goede star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bruin tijger heel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ecel kuipj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ecel Omega-3 kuip 5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ona kuip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varine G'woon <text:s/>kuip 5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omboter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Grasboter Campina gezoute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e band bak en braad vloeibaar flacon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tolli ongezouten boter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lue Band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el proactiv 5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cel proactiv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el bak en braad vloeibaar knijpflacon 4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olie Reddy 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kmeel Zelfrijzend Koopm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lfrijzend bakmeel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rtolli vloeibare magarine <text:s/>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tuurvet vloeibaar goud Diamand 1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olie G'woon flacon <text:s/>1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nebloemolie Reddy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nebloemolie Reddy 6 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tuurvet vloeibaar Diamand 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Cheetos Nibb-it rings 1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tle pyjamapapje biscuit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ronimix Knorr 94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poeder Nesquik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epoek Conimex naturel 7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epoek Conimex pl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 schenk van Gilse <text:s/>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komkommer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cappucino 10 sachets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? Cappuccino cafe?nevrij 10 x 12.5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sticks Iglo pak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Hertog vanilleroom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de roze zalm John West 21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Vitalu vol tarw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chee Strui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Magnum white 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Magnum almond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Magnum classic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rsi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 chou <text:s/>zacht en luchtig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rsin 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ijs zonder kleurstof zak 1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ffertjesmix Koopman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sh blue crumbled cheese Castello 14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Split Ola 4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bonarasaus Grand'Italia bacon kaas 26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kemix <text:s/>Koopman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ls <text:s/>Dr Oetker 3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kejesmix Koopmans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saus Knorr 6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neelsuiker van Gilse busj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lash Strui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ijs Peren Ola Festini 45 x 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a's pannenkoekenmix Koopman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nkoeken Smul pak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Fresh Brew traditional 6 x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snelfilter rood 6 x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nkoekenmix volkoren Koopman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vige Tomatensoep Unox blik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ninginnensoep Hon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soep Hon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pensoep Stevig Unox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pensoep Hon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tesoep Hon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 tarwe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ulvermicelli Honig fij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balletjes Unox blik 3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pignonsoep Unox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Stevige erwtensoep blik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pensoep G'woon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icelli Honig figuur cijfers en letters pak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tesoep stevige Un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enten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reep G'woon melk 1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reiniger bmerk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flook grof gehakt 4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bier blikjes sixpack 6 x 0.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lollies Cool Stick 10 x 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ijbonen G'woon pot 6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telen extra fijn G'woon 6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bietjes G'woon 6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nebloemolie Goldsun fles 30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folie B/merk fles 1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nkoeken mix G'woon speciaal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nflakes Kellogg's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mite pot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ktailfruit Bmerk bl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s d'orange Royal Club 28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creamer B-mer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creamer Completa 4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creamerstaafjes Rioba 500 x 2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creamer Completa 2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cups Friesche Vlag goudband 4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chestersaus 1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ijnen blauw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ijnen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ijntjes zongerijpt Sundrop 126 gram (snoep rozijntjes 18 doosj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gurken zoet zuur Kuhne 3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rkenviertel augurken K?hne 7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gurken Dill chips Kuhne 3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rkenviertel augurk Kuhne 6 x 72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lveruitjes 26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ast Melba naturel van der Meulen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ast Haust extra orig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calily K?hne 6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gurken gurkentopf Kuhne pot 17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lveruitjes klein pot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sbeke smul uitjes pot 39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 belegen gesneden kaas bmerk 4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 mix Calve knoflook 3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e kaas gesneden bmerk 4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Franse Marne mild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Groninger grove Marne 2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ese eiermie Sourby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hoen Conimex <text:s/>pak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ito's HOT salsa dips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llham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terham 2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anoham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lpastilles Anta Flu Eucalyptus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else drop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rworst Kip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s melk 40 x 1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Amerikaanse Coleslaw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corn zoet bmerk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lfsleverworst mini's 20x2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kworst runder Unox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mi klein worstje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thee Pally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meergranen <text:s/>Pally 2x1 rol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st instant Dr Oetker 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pate Kips kuipje 12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bmerk 4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pate Zwanenberg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rgondische pat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nberrypat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pignonpate voorpakt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on mini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 mini 44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roni/spaghettimix G'woon pak 5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x mini 44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nty mini 36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ickers mini 44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pastasaus traditionale 4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netronfolie Toppits 4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i originel uitdeeldoos 30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ie Vershoud G'woon 3 in 1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miniumfolie 0.44m x 20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Snelle Jelle uitdeeldoos 20 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ie DEPA cateringfilm dispencer 45x45cmx50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s mini 1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kpapier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cks Kell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enworstje klein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rworst Kips 3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miniumfolie 1x30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ie Vershoud Toppits 1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ky Ways mini 40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kat mini zak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ghetti G'woo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t america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te dor mignonnette noir de noir 24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t american mini 15x4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lan lavendel wasverzachter 1.5 ltr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jnstukken in zonnebloemolie John West 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Fair Trade Bio snelfiltermaling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Douwe Egberts automaat 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c Unox bli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ktailprikkers 5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ktailprikkers met vlaggetje 5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e nestjes Hon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aflip vanille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allegaartje Hoppe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Bmerk spuitbus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ksap appel Bonbebe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Chablis Emile Durand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Hoppe Bontemix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Mengelmoes Hoppe 1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koekjes onverpakt Hoppe 152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luxe potpourri Hoppe verpakt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saus Monin dark flacon 50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Calve knijpflacon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Remia franse sachets 496x4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liatelli Grand'Italia pa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s Kleenex collectie 3 box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s Family Kleenex 8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bebe babyvoeding standaard nr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 mini's fun mix 73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s 2 laags Bmerk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ijen Duracel AA penlite 4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egums Red Band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ies mini's 21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melange ongezout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cups Friesche Vlag goudband 200 x 7.5 gram</text:p>
            <text:p/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drop Venco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fruitgums aardbei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ttles mini zakjes 19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jesdrop Venco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Katja Zoo mix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<text:s/>munt 1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pjesvla Campina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tos fruitmix mini's 17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Griekse Fage total 1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drop mini 16zakjesx8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drop salmiak Raly Rijders 23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drop opgevoerde kevers 2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Dropmix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Color-rado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else drop Klene 3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sleutels Red band silo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jojos s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Aardbeimatje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ffins Dr Oetker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sleutels Red Band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kikker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oam mix minibags 49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Winegum Halve manen 1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Drop Halve manen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 kat doos 36 x 4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Kokindjes Katja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 groente soep Unox blik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&amp;M's choco brui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&amp;M's chocolade bruin 24 x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&amp;M 's pinda geel doos 24 x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a yoghurt vijg 4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monia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 Anders ham ka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 Bonduelle 370ml 6 blikjes OP=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vencaalse kruiden Verstegen 3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 Bonduelle 300ml bli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le Del Sole baby ma?s 4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svicee diksap bosvruchten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halfvol Bmerk fles 48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filet <text:s/>tuinkruiden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krulchips paprika G'woon 1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rilon 3 standaard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rilon Forte nr2 8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rilon Forte 1. 8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standaard 3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Babybiscuits 2de stap 6-12 maanden 17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crunchy Molina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ta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Evergreen krenten uitdeeldoos 24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Evergreen bosvruchten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Evergreen krenten 22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milkbreak bosvruchten framboos 6x2biscuits 2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milkbreak melk aardbei 2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fruitkick appel uitdeeldoos 24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Kinderbiscuits 3de stap meergranen 12-36 maan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G'woon Mild 3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Maria Gooskens 2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caofantasie Douwe Egberts sachets 100 x 2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(Fair Trade) Bosvruchten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lendoekjes Zwitsal sensitive navul 6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tenstaafjes doosje 3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<text:s/>groene thee met citroen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Citroen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saus fris Calv? yogh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bebe babyvoeding standaard nr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hewnoten ongezouten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uscous Lassie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dressing fris naturel Remia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riander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en Frieslander zak 2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o luchtige kwark aardbei 2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o luchtige kwark vanille aardbei 2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a yoghurt 0% aardbei 4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a yoghurt naturel 4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a yoghurt aardbei 4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s rood spaanse 100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terselie krul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slook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ilicum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emarijn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roen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saus Calve naturel 4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saus Calve fijne kruiden 4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nebloemolie Reddy 2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nger Ale Royal Club <text:s/>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. Oetker vanille aroma 38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munt vers <text:s/>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azijn <text:s/>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bebe zuigelingen opvolgmelk standaard nr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ermeel G'woo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ter Lemon Schweppes krat 28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c water Schweppes 24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weppes Indian tonic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yal Club bitter lemon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Vol <text:s/>Pak <text:s/>B 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mix Calve dressing tuinkruiden 3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rierblad <text:s/>pot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e koeken 4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bouillon tabletten Mag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 kip Maggi 12pot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bouillonblokjes Mag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 tuinkruiden Maggi opl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 groente Maggi tablette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getarisch gehakt Quorn 17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to Bertolli Genovese 1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 korrels Lampong Verstegen bus <text:s/>zwart 5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 zwart kle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 wit <text:s/>muntok Verstegen 6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icelli Bme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ppertjes pot 1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 Surinaamse Sawi 2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ut Jozo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pasta Duo b/merk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extra G' 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kozenjam extra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senjam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 viervruchten <text:s/>G' 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melk Bmerk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puur Bmerk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mix <text:s/>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y mix Chio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panse mix Geisha 6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noten Duyvis Prov. doos 20 zakjes x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jgernootjes bacon kaa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jgernootjes Duyvis BBQ paprika 2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noten Duyvis ori?ntal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melange ongezouten 7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's Duyvis gezouten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Unicura ultra met pompje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elglans Sun flacon 10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Stedenmix Hoppe verpakt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aalemmerzakken 20L 44x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pensoep Honig 12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wit klein 24/24 cm <text:s/>Duni 3 laags 2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n West Makreelfilet in tomatensaus in bl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eltjes speculaas koekjes 10 uitdeel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uccini Sapori italiaanse koek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t (vers)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koeken Molen per stuk verpakt 3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kokosbiscuit <text:s/>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n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koekjes assorti G'woon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reep Verkade Fairtrade melk 19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Maria verkade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koekjes GLUTENVRIJ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 Hagel Van Doorn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euwse rondjes Van Doorn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liertje melk Lu 1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 prince Lu 4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 prince Lu vanil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er Gevulde koeken Molen 2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vulde koeken Molen 30 stuks( per stuk verpak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ogne koek LU 2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repen Bmerk hazelnoot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e noir <text:s/>Verkad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kade nizza kokos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ky Choco Fourr? 12 x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c? Enkhuizen doos 1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ts Nobo Verkade original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denkoeken Enkhuizer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wafels mini Daelmans doos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ci finest selection melk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ts Chocolade Nobo Verkad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ci Finest selection assorti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terkoekjes G'w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wafels midi Daelmans 1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kkepootjes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wafels Kanjers 1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u frou vanille Verkad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nywafels pak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kosmakronen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erkoeken 10stuks 3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leentjes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Verkade San Francisco tarwe 3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reuze stroopwafel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wafels bakker Joop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akelingen roomboter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gpijpje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wafels Daelmans Jumbo caramel smaak single 36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ecamix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tsstukken de Molen 4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Paardendal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cemole Santa Maria dips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stengels Smelik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dneybonen <text:s/>rode Bonduelle blik 310 gram OP=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fresh Calve topdown 43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pondje cak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ke marmer roomboter G'woon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rther's Original roomsnoepje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roni kruidenmix Knorr 6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mi <text:s/>(Mie nestjes) Honig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i con carne Knorr 6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sagne sausmix Hon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pignonsaus Maggi 6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tesaus Remia <text:s/>kant-en-klaar magnetron 26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klontjes Bmerk 8x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gi Ovenschotel Witlof cr?mes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ppe Vieux 1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riesaus Knorr 6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 anders bacon ui 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klontjes Bmerk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mi goreng bl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ervruchten Bonne Maman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Bonne Maman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kozenjam Bonne Maman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Zero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nalen hollandse vers gepeld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magere melk 0% vet Campina langlekker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eren scharrel XL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ya melk Alpro banaan drinkpakjes 3x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volle melk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halfvolle melk Campina <text:s/>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noten gepeld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milkbreak chocolade melk 6x2biscuits 2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a Maria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hlua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rry Heering liqueur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n Gordon's Dry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leys original Irish cream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ntreau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mbuie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a Colada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 Pepe wit <text:s/>Sherry fles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w's master blend Port Ruby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 Rabelo's Tawny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vilor koffiekan 1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omat Knorr smaakverfijner tuinkruiden 1.1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 vis <text:s/>Knorr table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 belegen kaas Melkan 1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empiavellen diepvries 4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ure haring emmert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ng zoute verpakt <text:s/>pak 5 stuks (nieuwe haring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urazijn geel G'woon 10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puree Magg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tasaus Heinz traditional 6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omat Knorr smaakverfijner 1.1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omat Knorre naturel 8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urazijn wit G'woon 10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puree met kaas Maggi 189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roni Honig vlugkokend 6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 Snelkook B/merk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erry Cuco very dry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roni Honig volkor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silli Tricolore Casa Roma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omat navul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puree ovensc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sagne wereldgerechten <text:s/>Knorr 191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e roerbak Honig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 Bull sugarfree 24 x 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ques de Caceres Rioja Crianza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?t &amp; Chandon Brut Imperial <text:s/>met koe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n Gordon's Dry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n Beefeater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ari bitter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kandijkoeken 2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 wijn J.P.Chenet <text:s/>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J.P. Chenet <text:s/>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droog Chardonnay J.P.Chenet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zoet J.P.Chenet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 Bull energydrink 24 x 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brusco Bianc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marone Lambrusco Ross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i Bianco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i Rosso 0.75L</text:p>
            <text:p/>
          </table:table-cell>
          <table:table-cell table:number-columns-repeated="16383"/>
        </table:table-row>
        <table:table-row table:style-name="ro1">
          <table:table-cell office:value-type="string" table:style-name="ce1">
            <text:p>Cruesli Quaker rozijn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uesli <text:s/>Quaker multifrui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uesli Quaker 4 noten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bu Caribbean rum with coconu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i Vino Frizante Bianco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uesli Quaker pure chocolad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a passievruchtlikeur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Dove <text:s/>met pomp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bier 6 x 0.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m bier ale 24 x 0.33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egaarden witbier 6 x 0.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l bier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bier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tog Jan bier krat 24 flesjes.3L x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bier 24 x 3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l bier krat 24x0.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lsch bier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bier fust 1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l malt krat 24x0.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lsch bier 24x0.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egaarden witbier krat 24x0.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varia bier 0.0%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varia bier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d Weizen wit <text:s/>bier alcohol vrij 6 x 3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bier mono 24 x 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tellini Grand'Italia kaas 4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ghetti vlugkokend Honig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 Lassie zilvervlies kortkokend 4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silli Grand'Italia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tasaus Heinz spagheronisaus traditionale 5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tilla chips G'woon zak 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ven zwart pitloos bli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ven groen pitloos Carbonel pot 3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kip-sat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beenham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o luchtige kwark bosbes 2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mel multifruit 8 x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mel Danone naturel 8 x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kipkerrie lunch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tonijn lunch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zalm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rundvlee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Sellerie Slagers 1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huzar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mel Danone aardbei 8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salade kip sambasalad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kipkerrie Slagers 1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rella roomkaas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bonara saus 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lle chips augurken Kesbeke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else drop Klene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munt Klene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munt Venco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boerderijdrop Venco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tella aardbei 2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tella summer fruits doos 20 x 41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tella zomerfruit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 toffees Van Melle 2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schuim bananen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kersen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Primavera Aardbei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Witte muizen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tonijn vers 1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schijfjes Aviko diepvries 2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starmix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ge Jan <text:s/>Fruit-Tella zakje 15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harten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cola flesjes 37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 sticks Katja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tella mini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tella Dummy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kjes assorti gemengd s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varia bier 0.0% <text:s/>6 x 0.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Band Winegum sleutels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k Vanille silo 1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kabouter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kkelbeer spek bbq marshmallow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ekkenoplosser Shout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senbonbon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perzik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zelnoot Bonbon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fer vloerdoekjes nat <text:s/>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fer stofdoekjes 6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tesaus Conimex 4 zakjes <text:s/>a 68 gram per z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nebrandmelk F30 Nivea kids spr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iritu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vea creme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odorant Nivea pearl &amp; beauty 1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odorant spray Nivea m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tesaus Wijcko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kope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soep Struik maaltijdsoep blik 8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uurmiddel Una citroen flacon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cle badkamer mousse 3flac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kpoeder Zwitsal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doek wit LG C-vouw 5p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 Maria original wrap tortilla soft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rapsmix Hon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t frites G'woon zak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seline Intensive care hand&amp;nail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De Ruijter Melk 120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schaa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fris Brice onetouch ocean navul 2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se Gel luchtverfrisser relaxing z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vacare wondreinigingsdoekjes steriel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roensap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ddoek diverse kleuren 50x100cm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kon plantvoeding klein fle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f schuurmiddel met bleek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spray Brise lavendel 3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pensoep Struik maaltijdsoep 8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da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Andy lotus acacia <text:s/>10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Ajax eucaluptus 10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epvrije wasgel Zwitsal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spray Brise Lily of the valley 3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nkzalf t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Ajax lentebloem 1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cohol 96% ontsme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itsal cr?me baby zacht 2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se one touch met houder zen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de by Brise touch &amp; fresh <text:s/>sandalwood &amp; jasmine 3 navullingen a 10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doeken blauw geruit 65x65cm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ukendoeken handdoek geruit 50x50cm 4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llette Lady scheerme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llette weggooi scheermesje 25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llette aftershave g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byolie Zwitsal bad 2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dschuim Zwitsal flacon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dylotion Zwitsal 4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creme Zwitsal 4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vla b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rix bleek toiletreiniger 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Andy citroen 10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mpoo Zwitsal baby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doekjes G'woon pak <text:s/>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C eend toiletblok met houder ocean fresh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eppompje Zwitsal 3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itsal Sensitive 8 x 1 pak <text:s/>a 63 doe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oetenpoetsers Zwit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cohol 70% ontsme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itenreiniger spray 2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uurmiddel Cif citroen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G'woon <text:s/>citroen 1.25 lit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docrem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ten zigz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tenb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te prikkers 10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eek b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rix bleek original <text:s/>flacon 10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rix zonder bleek O2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poeder Sun 3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G'woon citroen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Ajax lemon 1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tabletten huismerk 5-in-1 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nsspoelmiddel Sun 2x10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schoenen Latex poedervrij maat M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schoenen Latex poedervrij maat L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llo met zeep 10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eibare zeep Driehoek 72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sex glas en multi spray met spuitpistool <text:s/>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Ajax wit 1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elglans Sun professional jerrycan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utral wasverzachter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Dreft citroen 1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Page aloe vera 4 x 6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Dreft extra hygi?ne 78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utral Wasmiddel 3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Dixan 45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G'woon minizakjes paprika &amp; naturel 1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iensoep in zak Unox Franse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Dash 2-in-1 <text:s/>110 sco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doekjes katoen 1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Palmolive amandel pomp 3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Page Kussenzacht 32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Page Zacht en Sterk <text:s/>Schoon 40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epvriesijsklontzakjes 6p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aalemmerzakken G'woon rol 4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Unicura navul 250 ml Op het moment niet leverbaar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met pompje Bmerk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epvrieszakje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rix handcr?me <text:s/>intensive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Unicura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felkleed rood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Palmolive navul w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Popla dubbel 6x4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velaat 2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Danke baal 6x8 rollen 3 la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rix doekjes schoonmaakdoekjes 3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elglans Finish turbo dry 2x4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ukenrol Nalys vochtopvangers 12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tablet <text:s/>Finish all-in-1 180 table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fris Ambi pur limoen 3 x navul + 1xhou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xomatic vaatwaszout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nsspoelmiddel Calgonit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ukenrol Luxana folie 8 rollen 2- la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etstokjes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mesjes 12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tablet Dreft all-in-1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tabletten Finish all in 1 8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glazen met oor Duralex 6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byvoeding Nutrillon Omneo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byvoeding Nutrilon Omneo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Edet family 3-laags 32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Ajax jerrycan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uursponsjes pak <text:s/>1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uursponsjes groot <text:s/>5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gelborsteltje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nspons metaal 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eermesjes wegwerp blauw 3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poeder Sun 10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machinereiniger Sun 3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ut vaatwasmachine Sun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tireiniger spray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kal spray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teringschalen klein 10stuks 33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teringschalen <text:s/>groot 1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teringschalen middel 10stuks 45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saus Kikkoman 1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 G'woon basmati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Colour Omo 125sco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Omo wit 7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G'woon Mokka 3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an mineraal water 12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<text:s/>standaard 2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Campina smeerbaar ongezoute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nty Easypull mobile dispenser (inclusief navul ro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nty Easypull navulling 3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rilon 1 standaard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rilon 2 standaard 8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svicee diksap vruchtenmix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umsticks (ca 10 stuks) ongekruid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 cordon blue 4x100 gram (poeli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lebrations doos 3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el voor bezem met schroefdraa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aar lamp Philips grote fitting 12 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1 standaard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rilon Hypo-allergeen nr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rilon 1 hyperallerg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rilon Nutriton johannesbroodpitme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schoenen huishoud maat L 6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schoenen huishoud Sorbo maat M geel per pa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asco red pepper sauce 57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advanced <text:s/>mini wiper 415 120mx22cm 3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medium Advanced wiper 415 Centerfeed rol poetsdoeken 275m x 25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singlefold ZZ handdoekjes wit H3 2-laags 5 x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mevon 55 zeep 4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medium <text:s/>3x1 rol 120 x 22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bydoekjes navul Pampers sensitive 9 x 5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bakken uitjes Go-Ta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tapbier vaatje 3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donkerblauw Tork 24x24cm 250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 wit Tork <text:s/>33/33 cm <text:s/>500 stuks 1 la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saplast kinderpleisters <text:s/>5x1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 Marnier Cordon Roug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lepeltjes metaal Amefa model 36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MinuteMaid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bakvorkjes zilverkleurig <text:s/>(metaal)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 ragout Unox bl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Persil color 68scoo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xinelichtjes Bolsius100 stuks z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Minute maid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lepeltje zilverkleurig (metaal)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mesjes gebogen Victorinox 3x1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breze textielreiniger spr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svicee 50/50 roodfruit 1.5L</text:p>
            <text:p/>
          </table:table-cell>
          <table:table-cell table:number-columns-repeated="16383"/>
        </table:table-row>
        <table:table-row table:style-name="ro1">
          <table:table-cell office:value-type="string" table:style-name="ce1">
            <text:p>Eieren scharrel maat M doos 9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milkbreak melk 6x2biscuits 2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melk uitdeeldoos 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sbeke chornicons partyaugur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groene original 100 x 2 gram met envel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ffe Blond bier 24 x 0.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nmaakblokjes barbeque 24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zen schaaltjes rond 6cm a 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ekers karton 180cc 25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 2-laags bordeaux rood 1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middel vloeibaar Bmerk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wit 33/33 cm 500 stuks 1 la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donkerblauw <text:s/>Tork <text:s/>33x33cm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geel 150 stuks Du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artrand rond 12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donkergroen Tork 1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bordeaux Tork 1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aardbei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zen sapglazen Durobor 0.2L 6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kan <text:s/>gla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llit bang power kalk en glans spray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kalker apparaten Dubro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rood MPRO 33x33 2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zen longdrink Durobor 0.27L 6glazen</text:p>
            <text:p/>
          </table:table-cell>
          <table:table-cell table:number-columns-repeated="16383"/>
        </table:table-row>
        <table:table-row table:style-name="ro1">
          <table:table-cell office:value-type="string" table:style-name="ce1">
            <text:p>Lucifers zwaluw 10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Yofruit bosfruit uitdeeldoos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ket rund Dobben 20 stuks do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Fruit biscuit appel 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nemelk B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fvolle melk B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Funmix 5 smaken x 3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kbrood afbak 2 x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nchbroodjes G'woon 1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cijzenbroodjes G'woon mini 12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tabroodjes G'woon <text:s/>8 x1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G'woon Dark 3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gout kalfs Unox bl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Rooibos Citrus vruchten 4 x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kken melk Choca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akworstjes Unox 10 stuks bl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party knaks bli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spicy tomato <text:s/>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s voor Stamppot Maggi 4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qua Panna (koolzuurvrij) glazen fles 12 x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qua Panna (koolzuurvrij) glazen flessen 24 x 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Pellegrino sparkling 24x 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nwater G'woon petfles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ringles cheese onion bus <text:s/>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kpoeder Dr Oetker 5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s poeder Maggi 9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ackebrod goudbruin 2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t?saus Wijko kant-en-klaar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folie classico Bertolli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 patent Koopmans 5K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deira vat 22 Island bottled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les groente Unox 7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e bonen soep Unox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tomatensoep <text:s/>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iensoep Unox stevige blik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lashsoep unox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koffiecups Dolce Gusto Cappuccino 1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y Kathy chocolaatjes silo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Marne Franse tub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&amp;M's crispy blauw 37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&amp;M's peanut geel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 tuinkruiden Maggi table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ulaas gevuld met spijs 275 gram (bereid met roomboter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ulaas brokken 275 gram (pak 3 brokk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ulaas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t: Chocolade geld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enic navulcassette 0 mnd +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Handdoekdispenser h3 green advan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schoenen huishoud maat S 6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 Conference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rzetters Tork wit doorsnee 9cm 2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fvolle melk can 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ast Haust rond krokant 1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bier fust david 2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eren gepeld scharrel emmer 3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schil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ketten Kalf Dobben 20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farmer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Up free 6 x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pits ijsblok zakjes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ringles hot spicy <text:s/>bus 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Appelsientj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ientje Appelsientj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 fraich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ba Calve tafelsaus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sjes roze &amp; wit de Ruijter 2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spte kokos Apollo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Crunchy appel haver peer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milkbreak aardbei uitdeeldoos 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ak Kindercola 6 x 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el drink mango passi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life Hotmint uitdeeldoos 48 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gel Royal Clean flacon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 bol per stuk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stache nootjes geroosterd en gezouten Daendels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it pain brui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' tween hazelnoot Hero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decafe 48 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eibaar vaatwasmiddel Calgonit professional 1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tex voorwas vloeibaar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Chocomel vol Nutrici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mbozen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s bonken bloemig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gon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dselderij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 Lassie risotto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ss witte druif citroe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pona kruipende insectenspr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 groentesap <text:s/>V8 6 x 1 petfles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lemon blikjes 24 x 0.33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listo muesli groen uitdeeldoos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ke <text:s/>vanille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les kerrie Uno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kbrood bruin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venkel 20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seline Petroleum jelly creme <text:s/>potje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Driehoek flacon 72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stiham Zwanenberg gesneden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lemon koolzuurvrij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ep Zwitsal 2 x 9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Karvan C?vitam grenadine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etsuikerklontjes Wester pa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sti's ham kaas Topking diepvries doos <text:s/>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ergranen biscuit appel G'woo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pergesoep in zak Unox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svicee multivit bosvruchte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rilon 5 peutermelk 8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ri-Sun orange 10 x 2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lla fle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telfruit G'woon appel &amp; perzik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rystal clear sparkling peach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egums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 wijn Torres Da Casta rosado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arius blue ice 12 x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arius hydration grapefruit 12 x 0.4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C eend sanitair doe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arius lemon 12 x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arius orange 12 x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Gilse suikersticks doo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ter Lemon Royal Club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gehaktballetjes mini per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zza mini fromage Dr Oetker 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elglans Calgonit professional jerrycan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si no bubbles mango petfles <text:s/>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Verkade San Francisco volkoren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Pellegrino sparkling naturel 12 x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no bubbles peach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Pink Lady per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lm roze John West 418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groen ginseng vitaal 20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erkadet wit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schoenen Latex poedervrij maat S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st choco <text:s/>koekkransjes G'woo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cemats Tork papier wit 5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miballen mini Buitenhuis 70 x 2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loempia mini Buitenhuis 40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mix Fair trade doo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sterrenmix <text:s/>20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adelphia light naturel kuipj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bosbessen yoghurt Alpro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xap Covelt appel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oplosthee 20 kruiden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o Penotti hazelnoot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Sesam wit heel 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lady grey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flook gehakt pot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kworst mager Unox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oen brood dubbeldonker HALF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les sate Uno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erdsuiker Van Gilse wit 6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rix power bleek toiletreiniger eucalyptus flacon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ri-Sun multivitamine 10 x 2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mix zout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brandnetel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ndruitjes roomboterkoekjes Van Door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creme Dove dermaspa goodness3 7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ekers papier geruit 180CC x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Earl Grey T-stick 4x30st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pensoep in zak romig Unox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gehakt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wichspread Heinz fijne tuinkruiden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inazie blad gesneden Hak 6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geel 2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mbozenjam Hero 3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ukenreiniger Muscle spray lemon <text:s/>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nade rood 3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nade groen 3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el drink aardbei ker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naturel light 1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middel Persil gel 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?ttenk?se Danone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bydoekjes navul Pampers sensitive 6 p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ij Duracell Plus Power blok 9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Reine blauw sportdop 24 x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isto Yoberry mix paars uitdeeldoos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adelphia naturel kuipj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fruit orange 1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etsuiker Gilse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Classic 36 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co drop dubbelzout rondje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reep Verkade Fairtrade puur 19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reep Verkade Fairtrade melk hazelnoot 19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ongezoet Debic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Soapy antibacterieel pomp 3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s Tempo 8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fruit naturel G'woon 2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munt Wilhelmina los verpakt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tos chewy min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ham kaas G'woon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itenkaas jong Hollands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no bubbles peach12 x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wichspread Heinz tomaat lente-ui 3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 jumbo rozijntjes HS 7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erobe bonnen nr 1 t/m 1000 10 boekjes (per 100 bonn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sti kaas 50 pl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kommen suikerriet Take dis 350 ml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Senseo koffiepads Cappuccino 8 x 10 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 Langnese bloemenhoning knijpflacon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wichspread Heinz pikante groente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 best of our mini'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kaneel Pally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met pompje Bmerk 15x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Demmerikse v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akworstjes G'woon 12 bli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akworstjes Runder Unox 12 bli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akworstjes Unox blik 12 x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xap Covelt appel 6 x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xap Covelt framboos cranberry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bmerk 18x4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gesneden 5 x 4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snelfilter rood 6 x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troop rinse bmerk 12x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svicee diksap vruchtenmix 12x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stengels 12x12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wafels rol 12x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thee Pally 16x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meergranen <text:s/>Pally 12x2 rol a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varine Blue Band 24x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G'woon citroen 15 x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 Van Gilse pak 10x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Ajax wit 3 x 1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aalemmerzakken handvatten Swirl 2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perpoets Brasso 17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kworst Unox gelderse 28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kokos G'woon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creamer Douwe Egbert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sti rood fruit 6 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mel halfvol Nutricia 6 x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Verkade Digestive original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spekjes soep in zak Unox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enstaartsoep in zak Unox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oensoep in zak Biologisch Unox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Chavroux Chevre kuipj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kketten Dobben vegetarische groente 24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lazen Picardie 0.36 cl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lazen Picardie Duralex 0.22 cl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ya melk Alpro drinkpakjes 3x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Milner extra belegen plakken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Optimel vanill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nsspoel Ecolab 5L cleardryclas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sparkling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saus Calve halfvol 4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panse borrelmix Duyvis 1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i Vino frizzante ros?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Zonnatura rijkgevuld biologisch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em leer voor de ramen <text:s/>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Hartig Tomaat kaas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Hartig Italiaanse kruiden &amp; tomaat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Zeeuws meisj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Cheetos Nibb-it sticks 1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soep creme Unox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LU Tuc sour cream &amp; onio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Milner belegen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puree G'woon blikje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cups Friesche Vlag goudband 10 x 7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tos mint 40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grillworst Slagers stu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zza Salame Dr Oetker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cao fantasy Blue Automaat Douwe Egberts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bal brandal Conimex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al Kipfilet doos 25 x 100 gram Diepv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verzachter Robijn puur en zacht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moskan wit 19cm hoog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Fanta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Venco Schoolkrijt 2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Slankie sambal kuip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to Groen (olijf) vers 3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to Rood tomaat vers 4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ackebrod vezelrijk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Appelsientje 12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zza kokos Verkade 6x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halvamel Friesche Vlag 18 x 45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creamer Completa 6 x 4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creamer B merk 6x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docreme 6x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lendoekjes B merk navulling 16 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?ckebr?d <text:s/>sesam G'woon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miniumfolie 24x40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ie Vershoud G'woon <text:s/>3 in 1 24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ilniszakken B/merk 20 rollen x 20 z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bakbroodjes wit petit pain 18st.x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vezeldoekjes Ibex 1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lly's Sweet kids 2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ly's Chupa Chups The Best Of <text:s/>blik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&amp;M's crispy 24 x 3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si sinaasappel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Verkade knappertjes 2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epvrieszakken 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G' woon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Evergreen appel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Groentesoep blik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zza Ristorante Quattro formaggi Dr Oetker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zza Ristorante tonno Dr Oetker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dpasta voor barbequ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lies cola Chupa chups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xasect vliegende insecten spr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Chocomel vol Nutricia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Mango Dream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Strawberry Hill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ofperen Aarts pot 5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sandwich cream cheese tomato &amp; basil 24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LU vitalu volkor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zoute bommen ovaal met suiker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G'woon Cafe?nevrij 3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nings groene thee earl grey pakj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mstel bier blikjes 6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Colamatjes 1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Appelmatjes 1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caofantasie Douwe Egberts Cafitesse diepvries 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bal Badjak Koningsvogel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nifloor vallen &amp; stoten gel VSM tube 7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krabcocktail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B/merk baal 12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Appelsientje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goud appeltje Appelsientje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Icetea 28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 yoghurt Friese Vlag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Dubro 5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al Runder Salami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spte belegen kaas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herbal Goodness Ontspanning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tos drop 40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el drink limoe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Zero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knip bruin HALF vers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 glutenvrij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earl grey decaf cafe?nevrij 25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sap Olmenhorst 6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ta kaas Apetina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varine Bona kuip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el drink framboo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ezout grof met molentje Drogheria Alimentari <text:s/>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Old Amsterdam 50 pl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feldoekjes 40x 40 cm Sorbo 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tablet Maggi naturel 3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logische halfvolle melk Arl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garnalen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Andy vertrouwd 3 x <text:s/>flacon 10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 Bran Kellogg's choco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ylifresh peppermint 24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Kaapse draai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Green cape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Paardendal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Kaapse draai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Green Cape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? wijn Kaapse draai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 wijn Cinsault Cabernet Sauvignon Paardendal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cups Friesche Vlag halvamel 4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zza Ristorante Mozzarella Dr Oet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wit Tork 39x39cm 50stuks <text:s/>2 la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Turkish appl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minty morocco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mousserende wijn Henkell Trocken Sekt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ulaaspop met amandelen middel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konfektstaven silo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gedroogde tomaatjes 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Zero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uesli Quaker rode vrucht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koekjes Hoppe Fair trade doo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onaise emmer 1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zure bommen silo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Persil universal pak 6.5 kilo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Vitalu meerzad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ouwe Egberts Fresh Brew Gold 6 x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continue chocolade gran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s vastkokend geschild CelaVita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stof Natrena vloeibaar 12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Calv? met nootjes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ukenrol <text:s/>G' woon <text:s/>decor 2 rollen 3 la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zza Ristorante Hawai Dr Oetker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Friesche Vlag Balance 0% 45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?ckebr?d Bolletje sesam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Palmolive Olijfmelk met pomp 3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ackebrod lichtgewicht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itenkaas honing Bettine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 Lassi toverrijst minuutje 2 por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magere melk huis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Optimel aardbei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stenbroodjes G'woon 4 x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drink Alpro natural fresh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drink Alpro natural fresh ligh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drink Alpro Rode vruchte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nsdoekjes 3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 chocolate Nestle 8 sach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munt Klene klein 2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jnboompitten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Volle melk B 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krulchips naturel G'woon 1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oranje Tork 200 stuks 2lgs <text:s/>33x33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kjes Frisia silo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Kandij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ers labellord mini <text:s/>HACCP ma t/m z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uchtenhartjes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jar Tjampour Conimex 4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orteerd gebak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melk Alpro rode vruchten <text:s/>drinkpakjes 3x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al frikandel 40x8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al Cervelaat runder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negums Red band 30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al Kip cornsticks <text:s/>Mekkafood 26x8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Nalys (Lotus) Soft <text:s/>touch 16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gel Zwitsal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Groene thee cranberry <text:s/>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ss witte druif citroen light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ers HACCP Foodstickers 12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's Duyvis oven roasted original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llit bang power ontvetter <text:s/>spray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paprika XXL partypack 3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elerdoekjes desinfecterend silo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nandes super pineappl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mix pakje Koopm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Palmolive amandel 4 x 3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erenlokdoosjes Roxasect 2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mix Calve dressing dille 3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Bolletje gesned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an mineraal water 24x0.5L</text:p>
            <text:p/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middel Zanussi 1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lla original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filters nr106 Melitta 4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vla B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fvolle melk Campina tray 8 bekers x <text:s/>0.25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Debic spuitbus 7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 rucola 12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oudbare halfvolle melk Campina 12 x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nemelk Campina biologisch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le yoghurt biologisch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cle ontstopper vloeibaar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LavAzza Qualit� Rossa <text:s/>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LavAzza Qualita Oro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stolet Wit delifrance 75gram 45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ylifresh White menthol ice 24 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Cherry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camole Salud diepvries 2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staafjes Rioba 750x4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tuurvet vloeibaar blauw Diamand 1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cken Tonight Hawai 5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al Kip naturel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cifers lang Zwaluw 10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Old Amsterdam plakke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zwart the?nevrij 20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ket goulash Dobben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ket sat? Kwekkeboom 21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to rosso Bertolli 185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 pandan Lass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 4-seizoenen met molent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saus Calve honing mosterd 4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 le duc blauw 6 x 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Volle melk B merk 12 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uesli Quaker luchtig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fit drink perzik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fit drink bosvruchten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fit drink rode vrucht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fit drink sinaasappel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Campina ongezoe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si sinas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Hollandia gezoet 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Hollandia zonder suiker <text:s/>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ei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s d'orange vers jerrycan 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d bier krat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Olmenhorst 12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sap Schulp 6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sti krat 24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Sellery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ddar plakk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mezaanse kaas Galbani Grana Padano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spte pizza kaas 2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 tarwe pattiserie Sourby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Dunisoft airlaid <text:s/>wit 40x40cm 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Kettle zwarte pe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Kettle zeez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sandwich cream cheese &amp; chives 24 x 3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Fanta Zero blikjes <text:s/>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Crunchy muesli rozijn 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suiker Dr Oetker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Eru goudkuipj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klopvast Dr Oetker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partjes Five Elephants blik 3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ber snippers <text:s/>Fiji pot 7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<text:s/>Biologisch <text:s/>'s LandsBeste 4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Royal Club petfles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Fanta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geel Danaeg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Pellegrino Limonata 24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Rotella jojo'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tasaus in zak Bertolli romig 4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fijn gemalen Zaanse 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Ligh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regular fle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 Bran Kellogg's plu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volkoren G'woon pak 5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elglans Finish 8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morol kauwgum ice peppermint 6 x 1 po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e Pickwick herbal goodness slaap lekker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 Bran Kellogs fruit 'n fi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etsuikersticks Fair trade doos 6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Reine blauw glazen flessenkrat <text:s/>6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Intense glazen flessen krat 6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secco Alberto torresi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s Bmerk 2 laags 24 box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esmeel pudding bitterkoekjes Dr Oetker <text:s/>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pels hout Duni 16cm a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r reiniger Becher flacon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uloos Lotu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extra G'woon 12 x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gurken Bmerk zout zuur 12x68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Appelsientje 12 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naturel 8 x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paprika 8 x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halfvol Melk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mel vol Nutricia 6 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pagne Brut Veuve Pelletier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a light G'woo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a G'woo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<text:s/>snelfilter rood Alex Meijer blik 2.5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schuit Bmerk 12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luchtig naturel G'woon 12x1 pak <text:s/>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Olmenhorst 6x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assend Lekker kipfilet verpakking 2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te refresh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Campina botergoud 50% minder vet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ien ringen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an mineraal water 6x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ere yoghurt B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Light G'woo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ocaat Bmerk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 Bmerk blik 42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ringles sour cream onion 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klontjes Van Gilse 8x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<text:s/>Advanced wiper 415 Centerfeed rol poetsdoekenrollen 275 meter x 25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mi 2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melk volle Campina 12 x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cijzen varkensvlees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kokindjes Katja 3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<text:s/>Katja appekoppen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Farm mix Katja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chup Heinz Balanz minder sui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llogg's special K rode vruc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dressing naturel Bmerk fles 4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wi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bananenschuimpjes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Grof volkoren HALF vers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anti bacteri?le doe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k Campina <text:s/>0% ve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topdrop Venco 36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ffees zacht drop Van Melle 2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's Duyvis gezouten 20 x 60 gram <text:s/>Beperkt op voorraad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im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imen pitloos gedroogd Daendel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citroen &amp; gember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art wit snoepkogels Napoleon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Pellegrino Aranciata 24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 Pellegrino Pompelmo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High tea T-sticks 4x30sti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epap Campina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uchtenhagel De Ruijter 12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kken de Ruijter puur 8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kken de Ruijter melk 8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Jazz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ese tomatensoep Unox blik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wark volle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rken hout Duni 16cm a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sen hout Duni 16.5 cm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Vari?t? koekjes Hoppe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 Evergreen Crunchy muesli chocolade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uchten taart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kka schnitte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taartje met slagroom 6-8 personen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oepmix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extra vruchtvlees Appelsientj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uloos crunchy Lotu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wtensoep in zak Hollandse Unox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weilmop 2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salami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on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llworst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erhamworst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enham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velaat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cervelaat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nedbeef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izo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candeau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t american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kookte worst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braden gehakt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adella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rgondische pate Slagers 1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rkaas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rworst Slagers gesneden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rworst Slagers stu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enworst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spek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pate Slagers 1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kelvlees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pate Slager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cervelaat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rookvlees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armarollade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bief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mi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uderham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dennerham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n d'ardenne salami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rollade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erenmetworst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denner boterhamworst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enspek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llworst Slagers stu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taar 10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wichspread G'woon 5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wichspread G'woon 12 x 5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ceylon breakfast 25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kookte worst stuk 4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hardingszout Broxo 25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Harlekijn zacht en zoet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ontsmetter met spray flacon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soep biologisch in zak Unox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ukenrol G'woon 4 <text:s/>rollen 2 la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adelphia kruiden kuip 1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varia bier blikjes 6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terham Slagers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lpastilles Anta Flu mentholmint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blauw <text:s/>glazen fles 12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rooibos 100 x 1.5 gram met envel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chtig toiletpapier Page 4 p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e noir Van Delft 2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Classic <text:s/>4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Strong roast 4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Schoolkrijtjes Venco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filet naturel 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inkyoghurt aardbei Melk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inkyoghurt perzik Melk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melk Melk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vol Melk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itenkaas naturel Bettine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est melange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Engelse melange 24x20zakjes a 4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djes karton 22cm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jonge foliegerijpt 50pl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's gezouten Duyvis 3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tonnen vleesschaaltje 10x16cm 2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haringen Katja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eedrank G'woon sinaasappel perzi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 prince Lu 1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esmeelpap Melkuni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roni G'woon vlugkokend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broodje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Amicone Venet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Marques de Riscal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ne Rigata pasta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zza mini salami Dr Oetker 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Forest fruit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G'woo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 tarwe Soubry 5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os siroop Monin 0.7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kse yoghurt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jst toverrijst lassie 4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hoemoes Maza naturel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te d'or mignonnette melk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Strong roast 36 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 yoghurt Bmer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dcornbollen diepvries 20x128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itenmelk Melkunie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fer Duster Refills 1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filters nr2 Bmerk 8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weilemmer met wringer op wielt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zem zacht 40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ieurdoekjes blauw Ibex 25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itairdoekjes Ibex roze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ijnenbrood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ijs Festini peer Ola 12 x 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ijs Festini aardbei Ola 12 x 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aliaanse bollen 45x128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Lactosevrij volkoren &amp; spelt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rglazen fluitjes 0.19L 12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feest Dr Oetker 3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afilp Mona vanillevla yoghurt aardbeiensaus 3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atwist Mona vanille chocolade slagroom 2 x 1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one Sprinklins 2x100gram+1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dding Mona vanillepudding 2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el magere kwark appel/kaneel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dding Mona bitterkoekjespudding 4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dding Mona chipolatapudding beker 4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pure chocolade mouss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ja Alpro dessert chocolade 5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soja dessert vanille 4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dding mona gezins griesmeel met rodebessen sau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dding Mona karamelpudding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one danette mousse liegeoise 4 x 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Magnum mini almond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Hertog slagroom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halfvolle melk Melk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ijs Ola Liuk doos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ijs Ola raket 9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ijs Ola calippo supermix 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Hertog 3 chocolade ijs 87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Viennetta biscuit caramel 6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Hertog Stroopwafelfeest 875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ijs Ola mini twister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pennen blauw BIC 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Mild Appelsientje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Mocca gourmet 36 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pic active fresh citrus reiniger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gember en citroengras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Dubro 9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tenstaafjes Bme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burgers rund per stuk Keursla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paobroodjes rund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wtassen Hetzel voor multimap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rclips Hansawerker 15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kalker Senseo Philips HD70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pic active fresh aqua marine reiniger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sat? spies 50 gram BBQ per stuk (vers van de poeli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 haiwa? spies BBQ 90gram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Kartoffel 10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lfstick BBQ kipgehaktballetjes 90gram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noten Duyvis Cocktail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otte crackers Lu 5 granen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zero 24x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velaatworst Stegema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ffins chocolade diepvries 9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ffins Vanille diepvries 9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G'woon aardbei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komkommer /tomaat 1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oetstof Natrena zoetjes 500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fzuigzakken Bosch Arriva Smiley 5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dubbel donker met zonnepit heel ongesned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ieren tasjes wit Depa 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enkstroop caramel Van Gilse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aupapier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zen spatje mammoet spatje 0.21L 12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burgerbak dubbel Depa beige 25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ubak Depa 1 vaks beige 25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tuurolie Reddy 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onaise G'woon knijpflacon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ry G'woon knijpflacon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nkfurters G'woon 5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enboogfantasie Dr Oetker 129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champignonsoep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schoonmaakdoekjes citrus G'woon 80 doe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Maoam m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izo licht pittig Stegema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Slimpie aardbei 58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Slimpie sinaasappel 58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bal oelek Conimex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droog Chenet 6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e wijn Chenet 6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?swafels Zonnatura Biologisch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aardbeiensap Schulp 6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perensap Schulp 6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aatappel puur BIO Schulp 6 x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kers <text:s/>Schulp 6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Schulp 6x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zwarte bes Schulp 6x0.75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le Biologisch Arla mel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achtboullion kipfilet Struik 3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cassis G'woon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sap Schulp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Schulp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kers <text:s/>Schulp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aardbeiensap Schulp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zwarte bes Schulp 0.7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Friesche Vlag Halvamel 46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izout emmer 7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pensoep G'woon 8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ijen Duracell penlite AAA 4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Ola Viennetta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ulaas pasta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 de Brie President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fer Duster starterkit met 3 stofdoe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telfruit G'woon druif &amp; citroe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paddenstoelen soep zak Unox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Appelsientje 6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Chocomel vol Nutricia drinkpakjes 6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Appelsientje 6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sti rood fruit drinkpakjes 6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Bolletje gesneden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uidkoek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 rucola biologisch bosje 125 gram (lekker pittig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penlevertjes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Royal Club 28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s zakdoekjes Kleenex balsam 8 p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 kleurendrop Venco 1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ekers Karton wit 180 cc <text:s/>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kat Chunky White 24x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sinaasappel <text:s/>G'woon 750m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ca cola blikjes 24 x 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saplast pleisters classic <text:s/>10 x 6 cm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Appelaere krat 24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sap Perelaere 24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nebrandmelk Nivea Sun kids Factor 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Framboos drinkpakje <text:s/>10 x 0.2 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halfvolle melk Melkan <text:s/>12 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melk Chocomel vol Nutricia blikjes 24 x 0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middel Robijn witte was vloeibaar 73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tabletten ECOVER all-in-1 1.4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Klok Eco 50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Eco Klok wit <text:s/>1.21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poeder Eco Klok kleur 1.21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sh wit crystal 1.5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sh gel gekleurd flaco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tex <text:s/>waspoeder handwas en inweek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tex waspoeder voorwas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<text:s/>pikante kipkerri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 Oven frikandel 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doekjes Tork <text:s/>wit H3 system soft 2 laags 5x1 pak a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ocaat Warninks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Lotus koffieleutjes 300 stuks apart verp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terballen Dobben rundvlees 54 <text:s/>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spray Brise relaxing zen 3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rofen dragees 200mg 12 stuks maximaal 1 per klant OP=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cetamol b/merk 500mg 50 table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de Kaas vers van het me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ukenrol Xtra Nalys <text:s/>6x2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caomixpoeder Nestl? zak 1000 gram (voor de automaa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middel voeibaar Ariel <text:s/>colour 4.9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middel vloeibaar Ari?l Regular 4.9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cle fresh discs lime 36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Tork smart one 12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piler bier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aker Melkunie yoghurt perzik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aker Melkunie aardbei yoghurt <text:s/>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delicious spices Caramelised Pear 4x20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zarella Galbani mini 150 gram uitlekgewic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ole Earth sparkling apple <text:s/>blikjes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ole Earth sparkling cola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ole Earth sparkling lemonade blikjes 24x0.33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t natural peanuts cashews cranberries milk chocolat 12 rep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t Natural almonds apricots and a yoghurt coating 12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t natural Brazils sultanas almonds and hazelnuts 12 rep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Hero minicups 216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Superchips naturel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ish Chef naturel tube 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ersnij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middel vloeibaar Sun jerrycan 20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biscuit duo vanill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Biscuit duo choco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 luxe melange 1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chup Heinz biologisch flacon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ry Hela knijpfles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les Good Noodles Unox groente 6cu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les Nissin kerrie 8x1 cup a 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rt <text:s/>wit DEPA 125x80cm 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&amp; Fruit lemon cactus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Duni wit 40x40cm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Duni wit 2 laags 33x33 cm 1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Magnum mini classic almond white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kshakebekers zonder deksel 400CC 5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uitzakken weggooi 1.8L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bekers voor 2 bolletjes ijs 180cc 1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schep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ieren zakken voor brood/friet 1pond 10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kopener Brabantia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ipoe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achide olie G'woo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ronella <text:s/>reiniger flac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olzuurgas fles 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blauw 6 x 1.5 liter 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rood 6 x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light Bmerk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light Campina spuitbus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e dream original + calcium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melk Fair Trade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puur Fair Trade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la Halfvolle milde yoghurt biologisch <text:s/>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ere yoghurt biologisch Arl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 yoghurt biologisch Arl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Los Pagos Cabernet Sauvignon 0.75 c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sterd Honing <text:s/>M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<text:s/>Wiper M2 poetsdoek 2 x 1 rol 24.5 cm x 275 met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kemeel G'woo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erwt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herfststorm 4x1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eren biologische doos 10 stuks mt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epein amandel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epein bruin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epein oranj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epein rood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folie Carbonel extra virgin 50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folie Bertolli extra vergine biologisch fles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Duni dunisoft airlaid wit 24x24cm 18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 saucijzen broodjes 6 stuks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Milner jong belegen plakken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aflip framboos Campina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Milner jong plakken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pack (icepack EHBO) 10x12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pack (icepack EHBO) 12x29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lsch bier met beugel krat 16x45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Dutch tea blend 4 x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fruitvariatie groe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herbal goodness spijsvertering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brood wit (7 gesorteerde bolletjes in bloemvorm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brood bruin (7 gesorteerde bolletjes in bloemvorm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chup Remia sachets 150x2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onaise Remia sachets 200x2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noten Daendels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ese tomatensoep in pak Uno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pensoep in pak Uno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mige tomatensoep in pak Uno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soep in pak Unox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nberrysap classic Oceanspray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nberrysap Healthy Peopl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grof Zaanse 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t natural cranberry macademia dark chocolate 12 x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salade surinaamse vrije uitloop ei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cocktail Del Monte blik 8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Multi fruit drinkpakje 10x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halfvol Melkan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blauw bronwater krat 28 flesjes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rood bronwater krat 28 flesjes x 0.2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Senseo koffiepads Mild roast 3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capsules Lungo espresso rond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capsules Lungo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capsules <text:s/>Lungo Espresso krachtig 10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 capsules Lungo Intens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Senseo koffiepads Cappuccino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Senseo koffiepads Cappuccino Choco 8 p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thee fruitvariatie oranj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power &amp; pure badkamerspray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allesreiniger oceaan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allesreiniger appel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allesreiniger citrus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o pops Kellogg's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ki drink banaa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Allinson HALF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 Curador Sangria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mout Budget pa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mout Quaker pak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darel Stevia zoetstofpoeder 4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thee Tropische vruchten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t Natural Cashew &amp; Blueberry with a yoghurt coating doos 12rep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rl pedaalemmerzak met fixeerband 3rollen � 15z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merfruit G'woon pak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ppinda's Daendels gebrand za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<text:s/>Cabernet sauvignon <text:s/>Ribeaupierre 6x1 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chardonnay Ribeaupierre 6x1 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Zero 6 x 1.5 liter 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pieerpapier 80grams 500vel w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eloppen 162x114mm 100stuks w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etjes 24/6 500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tt stick original 3 x 11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ctievloeist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eerstiften 4 kleuren 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 pins 6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te veggie Mora b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dners Sigma 7.5cm 2 rings verpakt 5 <text:s/>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astiekjes Sigma assorti verschillende kleuren koker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astiekjes Kangaro bruin 50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astiekenbal Sigma gekleurd ca 370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rofen tabletten 400mg 24stuks maximaal 1 per klant OP=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chitol zuigtabletten bij beginnende keelpijn 20 tabletten maximaal 1 per kla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thee pure green munt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tabletten Sun All-in-1 <text:s/>60 table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zoethout pak 2 gram x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Yellow label 5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gedroogde tomaatjes vers 13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ei bacon slagers 150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roomyogurt spaanse sinaasappel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roomyogurt perzik maracuja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roomyogurt walnoot griekse honing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roomyogurt stracciatella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halfvolle yoghurt aardbei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roomyogurt citroen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yoghurt Spaanse 0% vet sinaasappel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yoghurt 0% vet maracuja perzik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Shape 50% minder koolhydraten half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mand werkfruit medium met een divers assortiment vers fru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mand werkfruit small met een divers assortiment vers fru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mand werkfruit large met een divers assortiment vers fru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lpastilles Vicks bonbons blue menthol 7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embrood dadel noten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embrood dadel noten on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emrood Donker Rustiek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embrood donker rustiek on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embrood Honing Spelt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embrood honing spelt on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embrood cranberry &amp; noten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embrood cranberry &amp; noten on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elle Jelle ontbijtkoek minder suiker 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ta Maxtrafilter voor waterkan per 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olata gebakje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sti's ham/kaas extra gevuld Kern doos 1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ltijdsalade Tonijn 400 gram (met stukjes aardappe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ltijdsalade Kip 400 gram (met pas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ltijdsalade Geitenkaas 400 gram (met pas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ltijdsalade Ceasar 400 gram ( met stukjes aardappe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ltijdsalade met <text:s/>bacon <text:s/>400 gram (met stukjes aardappe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Biologisch 3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 Verkade San francisco naturel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Dreft groen flacon 1.48 liter 1 + 1 GRAT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Pur Natur Aardbei pa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Pur Natur Bosvruchten pa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sen <text:s/>zoet 4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atwastabletten Una Alles in 1.4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lf uw fruitmand samenstellen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llworst met kaas <text:s/>Slag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mand (leeg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hoemoes Maza zongedroogde tomaatjes <text:s/>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kotoff Cote d'or Puur zak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e Fanny pizzadeeg vers met tomatensaus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ecue pakket <text:s/>standaard met salades.stokbrood. Kruidenboter en sausjes per pers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ecue pakket de luxe per perso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tering koude borrelhapjes gesorteerde schaal. 25 hapjes.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vulde eitjes. 10 stuks. <text:s/>Catering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s original Kleenex <text:s/>6 x 1 do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esse Blue Band voor te koken flacon 2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crackers Delicate rosemary en salt 1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denstokers doos a 1000 stuks onverp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dpasta kleine potjes 24 stuks a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kvlees met ei.10 stuks. Catering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uwe ham met meloen.10 stuks. Catering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filet met rauwkostsalade.10 stuks. Catering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 met asperge of augurk. 10 stuks, Catering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vuld tomaatje. 10 stuks, Catering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ukjes kaas. 10 hapjes. Catering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k grilworst of leverworst. 10 stuks. Catering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ookte kipfilet. 10 hapjes. Catering minimaal 2 dagen van te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vulde tortilla rolletjes.10 hapjes. Catering minimaal 2 dagen van te voren 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latte hazelnut pakje 8 sach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aalemmerzakken Swirl <text:s/>rol 20 stuks a 3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Milner belegen plakken <text:s/>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Mari?nwaerdt 4x1 fles a 0.7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vlierbessensap Mari?nwaerdt 4x1 fles a 0.7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sap Mari?nwaerdt 4x1 fles a 0.7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aardbeisap Mari?nwaerdt 4x1 fles a 0.7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perensap Mari?nwaerdt 4x1 fles a 0.7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vulde koeken De Lekkerste koek 16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ijn <text:s/>middelmaat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Karvan cevitam tropische vruchten blik 75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ven groen Jonnie de Boer &amp; Oos Kesbeke <text:s/>Bella di cerignola pot 3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erenkoolschotel Kant en Klaar vers bereid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sagne Kant en Klaar vers bereid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48+ Melkan naturel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stoofvlees met Rode Kool en aardappelpuree. Kant en Klaar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uurkool met beenham. Kant en Klaar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chee (rundvlees) Kant en Klaar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dijfilet in champignonsaus.Kant en Klaar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haktbrood met spek en ui. Kant en Klaar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balletjes in saus. Kant en Klaar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haktbal Kant en Klaar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mi. Kant en Klaar per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galicious filet <text:s/>naturel zak 300 gram diepv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vrij appelcarr?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vrij kersen vlaaitje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merlot Hardy's 6 x 1 fles a 75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chardonnay Hardy's 6 x 1 fles a 75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epein Wit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epein zwart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jnboompitten Superfood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ji bessen Superfood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nebloempitten Superfood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osblokjes Superfood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azaad Superfood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althy mix Superfood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nzaad Superfood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nnepzaad Superfood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a bessen Superfood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erbei Superfood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oenpitten Superfood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vruchtenhagelslag de Ruijter pak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erkn?ck Bolletje waldcorn pak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<text:s/>Twents Kruidentuintj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Felix Ocean sensations zalm/koolvis/groenten pak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Felix kip pak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bakvulling klontvormend G'woon 6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DE Cafitesse Medium Roast diepvries pak 2 liter (voor de automaa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Felix vis variatie doos 12 zakjes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Felix vlees variatie 12 zakjes a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Whiskas anti hairball doos 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Whiskas zalm temptations <text:s/>kuip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Fruity king fles 2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ien gesnipperd bak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moutpap Melkunie beker 50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gurken blokjes K?hne zoetzuur pot 39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 keuken de Zeeuwsche Boerin po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fstuk kogelbiefstuk vers van het mes (slagers)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Bon Appetit Komkommersalade bakj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Intense 4 flessen a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Intense.Bruisend <text:s/>fles 1 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derdeeg Sch?r Glutenvrij Diepvrie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Zero krat 24 x 20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 grillworst met kaas <text:s/>100 gram vers gesneden (poeli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jgernootjes Duyvis Bacon &amp; kaas zak 2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zes Hollandia volkoren pak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W theekist 6 vaks bamboe gevu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 crackers volkoren pakj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30+ licht gerijpt Bon appetit stuk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uivelspread <text:s/>bieslook light kuipj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stengels volkoren Perfekt 12x1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jsstaafjes De Ruijter doosjes 1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kevormpjes Dr Oetker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dfontaine bruizend krat 24 glazen flesjes x 0.2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dfontaine blauw krat 24 flesjes x 0.25 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nade lychee biologische frisdrank doos 24 flesjes a 33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nade vlierbes (Elderflower) frisdrank doos 24 flesjes a 33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 KIND Caramel Almond &amp; sea salt <text:s/>doos 12 repen a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 KIND bars Peanut Butter Dark chocolate +protein doos 12 repen a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nebloempitten in de dop Daendels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gehakt ver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i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i Hollandse stronk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kosmeel Smaakt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delen wit ongezouten Daendel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hoemoes Maza Baba Anoesch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Premium hand towel mulfold extra soft 7 x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svice Multi vit Sinaasappel/kiwi pak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rol Aperitivo fles 70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blok Witte reus duo actief wc reiniger en luchtverfrisser lavendel 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poeder Knorr tomaat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poeder Knorr groente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illonpoeder Knorr vlee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l Radler 0.0% citroen.blik 6 x 33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fruit sensatie oranje 20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zik wilde per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salade vers bereid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kreelfilet gerookt vers <text:s/>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eksesalade vers met olijven en feta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eekselderijsalade ver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nassalade vers met gerookte kipfilet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tasalade vers met paprika.rucola. komkommer. pasta en kaasdressing <text:s/>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Maza Muhammara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vleeskroketten Kern doos <text:s/>32 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kroketten Laan doos 24 <text:s/>x 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tekroketten Laan 21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tskool zak 2.5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tskool zak 10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groene variatie thee pakje 2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jnstukken John West in water 4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verrijker Maggi Rundvlees blik 8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verrijker Maggi <text:s/>Kip blik 8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ioli Chovi bakje 2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wastablet Dreft Platinum <text:s/>9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pstokjes met zeezout Fratelli laurieri zak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ltijdsalade Garnalen 400 gram (met pas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ltijdsalade gerookte zalm 400 gram (met past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?ckebr?d rond Bolletje donker sesam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cups Alex Meijer romig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gehakt Halal 250 gram diepv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Gourmet Gold luxe mix doos 8x 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luchtig Consenza glutenvrij pak <text:s/>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?ckebr?d glutenvrij pak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i vellen pak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blok vloeibaar G'woon ocean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Touch of mint <text:s/>12 x 0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e Stella Maris plat water doos 12 flessen(glas) a 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e Stella Maris licht bruisend water doos 12 flessen (glas) x <text:s/>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citroen jerrycan 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hygi?ne flacon 2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saplast waterproof pleis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geel MPRO <text:s/>33x33 cm pak 250 stuks 2 la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schuit <text:s/>Bolletje boeren gran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overheerlijk Noten pak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inerzakken HS 240 liter 2x 1rol a 10 zak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Zero gesneden 4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crackers Bolletje spelt volkoren pak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crackers Bolletje meerzaden pak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ktailsalade K?hne 3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cups DE doos 240 stuks x 7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ut <text:s/>en peper mix Jozo bu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Eru Balans sambal kuip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blokjes bli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akworst runder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kan kaasplakken belegen 48+ 1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kan kaasplakken jong 48+ 1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kan kaasplakken oud 48+ 1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Advanced Wiper 420 Mini Centerfeed Roll doos a 11 rollen <text:s/>artikelnr.1012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reiniger Una met spuit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ultra Superschoon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lla Goede basis Margarine kuip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felkleed wit (gebroken) 1.2 x 100 meter <text:s/>damast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bieten sticks zoetzuur Hak pot 35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t Dargent Ice ros? fles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t Dargent Ice demi-sec fles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erenmetworst <text:s/>4 plak x 5 verpakt (voor 11.00 uur bestellen de volgende werkdag geleverd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kookte worst 3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rookvlees <text:s/>2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uderham 2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erhamworst <text:s/>2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braden gehakt <text:s/>2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 aardbeien Fair trade 80 cups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zelnootpasta Fair trade 80 cups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letje kn?ckebr?d sesam mono verpakking 72 x 1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andschoen huishoud Sorbo Comfort mt M per pa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schoen huishoud <text:s/>huismerk mt M 3 pa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valzakken Simple human 30 liter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hetto Duni zwart 2 laags a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stekzak Tork <text:s/>a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pennen Bic M10 assorti <text:s/>koker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rijfblok Sigma A5 5 x 100 vel bla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pennen Bic blauw M10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 lamp E27 10 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p Philips 35w.GU 10 halog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fzuigzakken S152 Bosch Siemens 4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ertolli gezouten kuipj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ecel Gold kuip 5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pennen schrijfkleur zwart <text:s/>BIC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-it Notitieblock Sigma <text:s/>76x76mm. 350 v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ilniszakken Brabantie 3 liter 6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(likeur)glas 9 cl. Duralex Picardi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skey- waterglas Duralex 25 cl.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ordopjes Spark Plugs Moldex doos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eloppen 110 x 220 mm. 50 stuks zonder ven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ogeenlamp bol helder <text:s/>25w Philips E14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ogeenlampEco 42 w (55w) helder Philips E27 <text:s/>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bladen Rexel A t/m 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bladen Rexel 1 t/m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reine mineraalwater 1 liter (petfl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dubbeldonker HALF gesneden (vers van de 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witte chocolade mouss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. Oetker <text:s/>opklop pudding vanille <text:s/>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sagne bladen Honig pak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minium bak (wegwerp voor de oven) 28cm breed 44cm lang zonder deks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maham 100 gram (vers van de slag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al kip drumsticks <text:s/>per 2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jes Canderel Stevia green zoetjes dispencer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jes Natrena Stevia dispencer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C Eend toiletblok Original Ocean bleu 2 navulling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varine Becel light kuipj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intens puur de Ruijter pak 2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amwisser Leifheit 28cm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soja amandel original pak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tl? All stars mini zak 37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corn gezout Jimmy <text:s/>zak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adelphia naturel mini cupjes 24 x 16.5 gram</text:p>
            <text:p/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soja mild en creamy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ambachtelijk volkoren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pieerpapier Canon <text:s/>print &amp; copy 5 pakken x 500 vel.80 gram A4 forma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tle chips honey barbecu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uwerij 'T IJ Columbus bier 24 x 33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uwerij 'T IJ Zatte bier 24 x 33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Old Amsterdam borrelblokje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c water ind.Fever Tree 24 flesjes x 0.2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itos naturel 20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onion XXL partypack 3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's ongezouten Duyvis 2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paprika ov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naturel ov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oven mediterranean herb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Sensations red sweet paprika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Sensation Mexican Peppers &amp; Cream Flavour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?me Old Amsterdam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Old Amsterdam 48+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Chio cooked sweet chili &amp; red pepper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esche Vlag latte cappuccino &amp; latte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caramel vanilla 4 x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detox <text:s/>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pel (soep)Pure <text:s/>wit 16.5 cm Bio afbreekbaar <text:s/>10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pstar pure houten vorken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star pure houten messen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th water Sparkling glazen flessen doos <text:s/>12 x 0.7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th water Sparkling glazen flesjes doos 24 x 33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th water Still glazen flessen doos 12 x 0.7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th water Still glazen flesjes doos 24 x .33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atdoekjes Vim ballerina 5 x 3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bruisend mineraalwater zwarte bes 1l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ker Cruesli rozijn voordeel 9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ker Cruesli 4 noten voordeel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prof English breakfast 25 z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Chiamix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Tyrrells Veg Crisp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elerrib 2 plak x 5 verpakt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ghetti Grand Italia pa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Russian Earl Grey pakje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 tea Lipton peach 1.5 l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Amandeldrink ongezoet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pink grapefruit 1l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passion fruit heaven 1l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althy People blauwe bosbes en framboos 1l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althy People kokoswater 1l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dressing Yofresh Calve <text:s/>flacon 4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rika's gemengd 3 stuks groen. rood en ge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Pittige party knaks bli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sreiniger HS bloemen <text:s/>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Karvan C?vitam ice tea perzik 0.75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tina witte kaasblokjes light 22+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Tea Master Selection English breakfast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Tea Master Selection Lemon 25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Tea Master Selection Earl grey 25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<text:s/>Tea Master Selection Green tea pure 25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Tea Master Selection Rooibos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Tea Master Selection Green tea lemon 25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Tea Master Selection Mint 25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Tea Master Selection Forest fruit 25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ookte kip salade huismerk <text:s/>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Frans Kruidentuintje met boursin kaas salad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bi Pur Luchtverfrisser thai orchid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bi Pur Luchtverfrisser spray vleugje bloe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rwick Spray starter life scents zalige z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rwick Life scents spring edition nav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stic bakje met deksel Depa 25 stuks a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<text:s/>raspberry &amp; mint organic green tea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chai organic green tea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green tea lemon organic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organic earl grey tea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rdans Crunchy absolute nuts haver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rdans Muesli Crunchy naturel <text:s/>8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rdans Muesli de luxe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rdans crunchy honey baked granola tropical fruits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kaasvlinders pak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? wiener melange pak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crunch sensation sesam 2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delicate cracker seasalt 1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se Bali sandalhout &amp; jasmine 3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se Gel luchtverfrisser lily of the valley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se gel luchtverfrisser lavender &amp; jasmin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bi Pur luchtverfrisser spray ochtend dauw 3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Reus kracht actief toiletblok bloesem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a yoghurt breakfast 1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Reus kracht actief oceaan toiletblok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reine (blauw) 6 <text:s/>pet flessen x <text:s/>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Intense Bruisend <text:s/>6 <text:s/>pet flessen x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Finesse 6 <text:s/>x <text:s/>pet flessen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chocolade mix <text:s/>Alex Meijer doos 125 stuks verp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a standyoghurt vanille 4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Kamille melange 20 x 1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Engelse melange 20 zakjes 4 gr. (po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earl grey thee 20 x 1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klontjes Ice cubes <text:s/>Factory zak 2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kookt ei gepeld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l Radler 2% citroen 6 x 0.33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<text:s/>Hoppe natuurlijk lekker doos 120 stuks apart verp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l Radler limoen munt 4 x 0.33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l Radler appel limoen 6 x 0.33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l Radler grapefruit <text:s/>fles 6 x 0.33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stel <text:s/>Radler citroen 0% alcohol <text:s/>6 x 30 cl fles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ner tapkan 8 lit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e Pickwick bosvruchten 100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refly pomegranate &amp; Elderflower 12 x 330ml gl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 Kind Dark Chocolate Nuts &amp; Sea Salt doos 12 rep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y's Oven Chips barbecue 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r Hoegaarden wit Blanch? 6x1 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C eend toiletreiniger lavendel fresh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oli G'woon pot 1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G' woon 3 laags 8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citroen en gember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Ola raket 1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Cornetto classico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Lower Cal gesnede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glutenvrij ongesneden 2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overheerlijk appel &amp; kaneel 3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Peijnenburg gember 4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to piccante met chilipepers Grand'Italia 1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de Ruijter specials extra puur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huismerk 18 petfles a 50 cl. zonder koolzu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zen again organic kruidenthee met citroengras.eucalyptus &amp; gink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calmer chameleo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pasta extra puur Fair Trade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's Chocolonely melk 35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's Chocolonely melk met hazelnoot 35 x 4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's Chocolonely puur 35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's Chocolonely melk met noga 35 x 4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's Chocolonely melk. karamel en zeezout 35 x 4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der Bueno 30 x 4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der Chocolade 20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mmy's Popcorn Mini bag zout 21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mmy's Popcorn Mini bag zoet 21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or Jou chocolade xxx!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or Jou chocolade Gefeliciteerd!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slow velvet green 25 x 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slow golden oolong 25 x 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slow royal english 25 x 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slow smooth grey 25 x 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extra dark roast Douwe Egberts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dark roast Douwe Egberts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medium roast Douwe Egberts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power &amp; fresh allesreiniger citroen &amp; limoen met sp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e 02 Lemon 6 x 0.5cl petfle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e 02 appel/ kiwi 6 x 50cl petfle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2 Life Lemon &amp; Grapefruit 6 x 0.75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2 Life Orange &amp; Citrus 6 x 0.75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2 Life Red Fruit Cranberry 6 x 0.75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 gebak geel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 moorkop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 gebak gesorteerd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vrij abrikoos vlaaitje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uchten gebak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ache cake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 croissant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croissant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erkoek gevuld vierkant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 cookies 6 stuks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epein taart 12 personen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taart 12 personen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cake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xe koekje per 6 stuks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de vener kers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de vener appel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de veners amandel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meisje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cijzenbroodje vers per stuk (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 kaas broodje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Eiersalade bak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Bon Appetit Kipsate salad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Bon Appetit Zalmsalad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Bon Appetit Beenhamsalad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Bon Appetit Tonijnsalad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<text:s/>Bon Appetit Selleriesalad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terham voorverpak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kaas bieslook ba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 tea Lipton green lemon <text:s/>tea 12 x 0.5 liter petfles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Lotus speculooskoek <text:s/>doos 300 stuks per stuk verp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gurk Kesbeke pot 72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biance gevulde melk letter met pindakaas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erd suiker licht bruin <text:s/>van Gilse pak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G'woon met stukjes pinda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met stukjes pinda G' woon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delspijs Dr Oetker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kbrood wit sesam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kbrood bruin sesam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itos cool american zak 1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itos sweet chilli pepper 1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epoek Conimex java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epoek Conimex cassave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enbotteljam extra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vruchtenjam extra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arte bessen jam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organic pure gree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snore &amp; peac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epoek Sum &amp; Sam naturel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epoek Sum &amp; Sam red curry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epoek Sum &amp; Sam sweet chili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epoek Sum &amp; Sam naturel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epoek Conimex bali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jgernootjes Duyvis paprika fiesta 2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noten Duyvis poesta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noten Duyvis proven�ale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noten Duyvis sweet paprika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's Duyvis teriyaki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's honey Duyvis oven roasted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melk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elslag pure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uchtenhagel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ktailnoten mild G'woon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vencaalse cocktailnoten G'woon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ttige cocktailnoten G'woon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nghai cocktailnoten G'woon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tmuskaat gemalen Picado bus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oro tapasmix 24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reep wit G'woo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reep Verkade wit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jita kruidenmix Santa Maria 2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tega gold prosecc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 Rita 120 ros?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 Rita 120 Sauvignon Blanc 750 ml ( is op het moment niet leverbaa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 Rita 120 Cabernet Sauvignon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 Rita 120 Carmen?re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 Rita 120 Merlot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a Rita 120 Chardonnay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oro tapasmix 3 soor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oro tapasmix 3 soorten 1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nkoeken naturel Daily Chef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pesto G'woon 2 x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pesto G'woon 2 x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hoemoes Maza rode biet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hoemoes Maza kerri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pasta duo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 bolletje met pompoenpitten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je Kampioentje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Grendel Chardonnay fles 75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Shiraz De Grendel fles <text:s/>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ugel wodka energy 40 x 2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 bolletje met maanzaad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spectacular sencha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orange jaipur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kdoekjes 4 laags G'woon <text:s/>pak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z ketchup hot chili <text:s/>4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z ketchup hot chili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n bitterballen G'woon 1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n frikandellen G'woon 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n kroketten G'woon 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ispeculaas G'woon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 halvajam G'woon 3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vruchten halvajam G'woon 3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kozen halvajam G'woon 3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green tea pure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nas jam G'woo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enhoning G'woon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emenhoning cr?me G'woo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s lotion 3 laags G'woon 9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sues 3 laags G'woon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recycled 3 laags G'woon 8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tpapier 4 laags G'woon 6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saus Imperial fles 100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melsaus Imperial fles 100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happy mondays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citrus &amp; aloe vera organic green tea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G'woon 6 x 2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G'woon 6 x 2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&amp; perzik tintelfruit G'woon 6 x 2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xclusive selection groene thee sencha 3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xclusive selection earl grey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xclusive selection subtiele munt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xclusive selection groene thee mandarijn sinaasappel 3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xclusive selection refreshing lemon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kade mini's puur dispenserdoos 61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kade mini's melk dispenserdoos 61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xclusive selection zwarte ceylon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xclusive selection Afrikaanse rooibos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xclusive selection bosvruchten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 eitjes gemengd puur/ melk/ wit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tbijtkoek Snelle Jelle met rozijnen 20 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instant pure gold sticks 200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Instant D?caf? sticks 200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Instant Cappuccino sticks 80 x 12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munt Alex Meijer silo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munt Alex Meijer zak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lover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nacho cheese bugles Lay's 24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ringles Original 12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ringles Paprika 12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ringles Sour cream &amp; onion 12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Pringles Hot &amp; spicy 12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noten Proven�ale Duyvi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yvis Tijgernootjes Bacon kaa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Mixpack 5 smaken 1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mineraal koolzuurvrij petflessen 18 x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cups halfroom <text:s/>Alex Meijer doos 200x7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sticks Alex Meijer 76 x 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bim spinazie 8 maand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ltpapje Biobim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Croky naturel 20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mtum Redband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pfruit Redband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roen snoepkogels Napoleon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mix snoepkkogels Napoleon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Rioba mild and fruity nr. 6 <text:s/>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Rioba Italian dark roast nr.12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Rioba strong and creamy nr.8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 stroopwafel Fair Trade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 Fair Trade 8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pur snoepkogels Napoleon 10 x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itos cool american 20 x 4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itos sweet chilli pepper 20 x 4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amelkoek speculoos Daelmans doos 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wafels De Lekkerste koek uitdeeldoos 1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cakeplak De Lekkerste koek uitdeeldoos 1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populair mix Alex Meijer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's gezouten Daendel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dge vanille <text:s/>Old English Lonka 2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dge cappuccino Old English Lonka 2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munt Wilhelmina doos 3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bekers Take Dis 80 stuks 18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mix 18 stuks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wafels groot (Banketbakker)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amandel wellingtons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wafels klein (Banketbakker) 1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akelingen zout (Banketbakker) 7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erkoeken (Banketbakker) 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koggertjes 8 stuks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apperkoek 10 stuks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terkoeken amandel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amandel paleis banket 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del bokkepootje <text:s/>per stuk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koskoek groot (Banketbakker)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ute stengels (Banketbakker) zakje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kaas &amp; pompoenpitten (Bakker) 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kaas (Bakker) 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zonnepitten (Bakker) 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ggebrood klein (Bakker) 250 gram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cetamol B-merk 500 mg 20 table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uprofen B-merk 200 mg 20 tabletten maximaal 2 per klant OP=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uprofen B-merk 200 mg 40 tabletten maximaal 1 per klant OP=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cetamol / coffe?ne B-merk 500 mg 20 table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time to relax kruideninfusi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al Kipfilet vers 5 x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eestomaat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combi tray 24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 drink hydration 12 x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 drink sportwater lemon 12 x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rken 6 stuks (metaa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tro steakmessen H-Line <text:s/>3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sertlepels H-Line Amati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bakvorken H-Line Amati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 Hero assorti doos 120 x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ressobonen Chiaro Alex Meijer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 stroopwafels Alex Meijer 150 stuks do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melk Douwe Egberts voor automaten 1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ressobonen Decaffeinato Alex Meijer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ressobonen Santos Alex Meijer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ressobonen Scuro Alex Meijer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ressobonen Biologisch Alex Meijer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ressobonen forte Alex Meijer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at koffie gemalen Alex Meijer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melange filtermaling rood Kanis &amp; Gunnink 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melange filtermaling rood Kanis &amp; Gunnink 2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cafe?nevrij Kanis &amp; Gunnink 3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regular Kanis &amp; Gunnink 3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 lamp Energetic 10 watt warm wit licht <text:s/>E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 lamp Philips warm wit licht <text:s/>E 27 3 watt(=25wat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 lamp Philips warm licht 2 watt E 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uidenboter botergoud Campina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met zeezout Blue Band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Blue Band kuip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el 100% Plantaardig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mboter Becel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uidenboter Beurre Tr?fle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ewust G'woon kuip <text:s/>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k en braad bewust G'woon 4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e Fraiche D'or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kat chunky mini Nestl?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egano Vriesdroog Euroma 1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mezaanse kaas Galbani Parmigiano Reggiano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uccini per stuk verpakt Alex Meijer 6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kat chunky 24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uccini met chocolade Alex Meijer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uccini met amandel Alex Meijer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uccini met cranberry Alex Meijer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mix classic Alex Meijer doo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ka nougat <text:s/>karamel doos 21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ka soft nougat <text:s/>doos 21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ka nougat chocolade 21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ne glutenvrij Grand'Italia <text:s/>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groene thee met citroen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groene thee &amp; earl grey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kworsten B-merk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pilsener 0.0 <text:s/>bier 4x6x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pilsener 0.0 bier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erados Tequila bier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slook gedroogd Versteeg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Raket huismerk 45 x 5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blikjes import EU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light blikjes import EU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zero blikjes import EU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kokosnootdrink fresh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haverdrink fresh zonder suiker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amandeldrink fresh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amandeldrink ongezoet fresh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egen kaas Beemster 30+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 belegen kaas 48+ <text:s/>Beemster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Becel cups 10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e light Becel cups 10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freshbrew original Fair Trade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snelfilter original aroma Fair Trad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etsuikerklontjes original Fair Trad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deep ridged naturel 14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deep ridged American BBQ 1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deep ridged sweet chilli 1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 squeeze cola huismerk 24 x 11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gerijpt Kees gesned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oud Kees gesned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crunchy Verkade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iker pinda's Nutcas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fruitontbijt sinaasappel perzik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fruitontbijt Sinaasappel banaan fles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hart ver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yellow label professioneel 100 x 1.5 gram envel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arl grey 100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nglish breakfast 100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professioneel earl grey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professioneel blauw fruit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professioneel kamille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noten &amp; zaden Zonnatura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rood fruit Zonnatura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 Melvita weide en veldbloemen vloeibaar knijpflacon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tstof Stevia stick Canderel 250 sti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Rioba fierce and royale nr. 10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ressobonen Barzini dark roas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ressobonen Barzini extra dark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Rooibos Zuid-Afrika Simon L?velt biologisch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extra care Derlon navul 10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gevulde eitj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oude kaas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zout arm wit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pasta b/merk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Calv? creamy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kken de Ruijter Royaal chocolade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kken G'woon puur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okken G'woon melk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o Penotti cookies &amp; milk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hoemoes Maza ras el hanout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hoemoes Maza koriander en limo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Kip-Joppi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Drogenbroek Elstar &amp; Goudreinette Biologisch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Drogenbroek <text:s/>Elstar &amp; Jonagold Biologisch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sticks Meli 24 x 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 Bonne Maman 15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pure camomile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e kaas vers gesned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Mais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tap appel Schulp 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tap appel vlierbes Schulp 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 belegen vers gesned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egen kaas vers gesned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ra belegen vers gesned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de kaas vers gesned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eren kaas jong belegen vers gesned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itenkaas jong belegen vers gesned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30+ jong vers gesned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30+ komijn vers gesned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nger ale Royal Club 28 x 20L (De prijs exclusief statiegel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halfzoet Appelsientj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arte bes sap Appelsientj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sap halfzoet Appelsientj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ri-Sun multivitamine 40 x 2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ean spray cranberry classic light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troop rinse ambachtelijk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da water Thomas Henry 24 x 20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c water Thomas Henry 24 x 20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Vitalu tarw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Zero vanille 24 blikjes x 33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tessaus American Remia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appelrozetjes Aviko bistro Pom' Duchesse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korn Mora originals 5 x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mihapjes borrelsnacks oven Kwekkeboom 27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ihapjes mini Buitenhuis 70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y balletjes Buitenhuis 50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las Brasserie Duralex 22 cl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las Brasserie Duralex 16 cl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nuggets Mora oven 2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burgers Halal Mekkafood <text:s/>3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mix superieur Alex Meijer doos 1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wasmiddel ultra G'woon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eek G'woon eucalyptus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eek G'woon original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rix schoonmaakdoekjes lemon 3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sti's vlammetjes Topking ham en kaas 20 x 1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ulaas koekjes Alex Meijer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mix Alex Meijer inten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mix Alex Meijer luxe mix 19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mix Alex Meijer medley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aardbei &amp; framboos Teisseire 0% suiker 75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Teisseire citroen &amp; limoen 0% 75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erados Tequilla bier <text:s/>doos 12x33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English tea 10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ke met chocolade Gangmaker Boom 12 x 9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koek Boom 16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e cake Boom 12 x 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nta Exotic 24 x 33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crunch kaas &amp; tomaat 24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goodmorning havermout sticks naturel 5 stuks pak 20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tana spelt.quinoa &amp; dadel fruitbiscuit <text:s/>21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nasschijven G'woon 56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ziken G'woon 4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en op siroop G'woon 42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nasstukjes G'woon 56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kozen op lichte siroop G'woon 41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moes van Oordt 48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kworst Gouden Banier 10 x 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lderse rookworst magnetron Unox 24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Colombia slow coffee Alex Meijer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ressobonen Aymara Peru Alex Meijer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mix Alex Meijer ensemble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 mix Historie Alex Meijer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Ambachtelijk donker ( E nummer en koemelk vrij)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me Fraiche Montebourg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ijnekaas jong belegen Melkan 1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life peppermint doos 4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de kaas 36 x 2 plakken (voor 11.00 uur besteld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ap Hero blikjes 24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? wijn Hardy's 6 flessen a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Melkunie kant en klaar beker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nt Mints 2 x 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Grills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Pomtips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cuits Lay's oven baked paprika &amp; mediterranean herbs flavour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<text:s/>patatje Joppie 2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mix paprika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mix naturel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oven crispy thins olive oil &amp; herbs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 yoghurt Arla lactosevrij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fvolle melk Arla lactosevrij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slow velvet camilla sunday 25 x 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slow velvet rose berry blues 25 x 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Joy of tea green jasmin 1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Joy of tea spicy chai 1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Sterrenmunt 10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G'woon brokjes in gelei vis 12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snoepjes anti haarbal G'woon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G'woon brokjes in gelei vlees 12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tenvoer knabbels vlees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envoer G'woon zachte brokken 1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envoer G'woon mergkoekje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envoer G'woon dentalsticks 1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envoer Bonzo kluiven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envoer Bonzo mini kluiv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envoer Bonzo beggin strips bacon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envoer Bonzo megabone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envoer G'woon kip &amp; kalko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denvoer G'woon rund &amp; lever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itenkaas salade bolletjes naturel Bettine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Joy of tea ginger spices 1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tly haver Bio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tly haverdrank calcium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tly haver barista editio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kd cashew cookie 18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kd cocoa delight <text:s/>18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via yoghurt perzik 0% 4 x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la Biologische drinkyoghurt zwarte bes &amp; framboos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bruisend mineraalwater mint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bruisend mineraalwater citroen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eo biscuits original 15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 cake Boom 12 x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tly haver cacao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Croky paprika 20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Alex Meijer Rooibos fairtrade 6 x 10 x 1.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e Alex Meijer English tea faitrade 10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Alex Meijer bosvruchten Bio FT 2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Alex Meijer aardbeien fairtrade 6 x 10 x 1.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e Alex Meijer multipack faitrade 6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Alex Meijer zoet hout fairtrade 6 x 10 x 1.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e Alex Meijer Engelse melange fairtrade 6 x 10 x 1.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e Alex Meijer kaneel fairtrade 6 x 1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nings Lady grey met <text:s/>bergamot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eo original crispy &amp; thin 19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ningsticks Langnese doos 80 x 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yvis unsalted nutmix cranberry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yvis unsalted nutmix walnut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erstaafje hout doos a 5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ystal clear cranberry 6 x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ystal Clear citroen &amp; passie 6 x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ystal Clear citroen 6 x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 melk gekarameliseerde pecan amandel &amp; zeezout Verkade 111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Vegetarische Slager boterhamworst 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Vegetarisch Slager petit pat? 5 x 2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kat bites 10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kat bites peanut butter 10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kworst Unox Gelderse XXL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terkoek bavaroise punt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Premium tomaat &amp; basilicum LU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Premium zout Lu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ackers Bolletje spelt &amp; havermout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es pompoen <text:s/>per stuk ( voor consumpti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 pure chips groenten 15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lly beans Fini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gums Katja 3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getjes Katja 2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ure matjes Katja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maatscheplepel An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Milk product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arte peper Drogheria Alimentari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er 4 seizoenen Drogheria Alimentari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arte peper OK?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peper OK?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neel poeder OK? 5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rie poeder OK? 4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ut Himalaya Drogheria &amp; Alimentari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peper Drogheria &amp; Alimentari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i Drogheria &amp; Alimentari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amel cake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ijnzaad gemalen Verstegen 4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rkuma gemalen Verstegen 5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ber gemalen Verstegen 4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flook Granulaat Verstegen 6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rika poeder Versteg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egano gemalen Verstegen 2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zaad geel heel Verstegen 7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amzaad heel Verstegen 5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nzaad blauw Verstegen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krentenbroodje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guette Gran Reserva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ijnzaad Verstegen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flook Verstegen 4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riander Verstegen 9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ienpoeder Verstegen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amzaad Verstegen 4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aliaanse kruiden met zout Verstegen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t Verstegen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derijblad Verstegen 1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zaad gemalen Verstegen 2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gon Verstegen 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rier Verstegen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 curry Verstegen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nzaad Verstegen 5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bal manis Conimex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bal Surinaams Koningsvogel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dressing Hela mosterd - dille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dressing Hela honing - mosterd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lpastilles Anta Flu classic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lpastilles Anta Flu dropmint menthol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erkaas Milner Slankie komij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Campina <text:s/>de echte spuitbus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 taart 9 personen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olata taart 12 personen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sepein schnitte 6 personen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taartje <text:s/>6 personen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vlinders 8 stuks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Partymix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 cranberry's Daendel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kworsten Unox 5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pads Douwe Egberts Senseo dispenserbox regu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erchips Lay's paprika 2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jnstukken in olijfolie John West 1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jn met ovengedroogde tomaten en kruidendressing John west 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jn met Franse dressing John West 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lmpat? John West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jnpat? John West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ijnstukken met groente John West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ookte makreel filets John West 1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rr drinkbouillon kip met tuinkruiden 8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zoutarm bruin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B'tween big kokos 24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B'tween big pinda/choco 24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B'tween big hazelnoot 24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B'tween kokos 6 x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B'tween hazelnoot 6 x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B'tween melkchocolade 6 x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tea Fuze tea green tea blikjes 24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tea Fuze tea sparkling tray blikjes 24 x <text:s/>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tea Fuze tea peach hibiscus tray blikjes 24 x 25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tea Fuze tea mango chamomile tray blikjes 24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citrus Bakkers Trots 1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blueberry cheesecake Bakkers Trots 1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appel &amp; kaneel Bakkers Trots 1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 caramel zeezout Bakkers Trots 1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mini 24 x 1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s Fanta 24 x 1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tea Fuze green tea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tea Fuze peach 1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puur G'woon pak 2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fruit variatie rood pak 20 kop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Rooibos puur G'woon 20 zakjes 2 gram (kop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<text:s/>Franse Marne 3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erd met zoete honing Marne 3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light mini tray 24 blikjes a 15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psils citroen &amp; honing 24 tablet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psils sinaasappel &amp; vitamine C 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inazie spread Zonnatura 1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icy tomaten spread Zonnatura 1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rika spread Zonnatura 1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oen spread Zonnatura 1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il liquid caps 200 mg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Slimpie Ice tea perzik fles 58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chup Heinz tomato 4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snelfilter Caffe Mondiano blik 5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oeptomaatjes beker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board stiften 4 x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board wi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dressing Hela honing - mosterd 8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dressing Hela mosterd - dille 8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dressing Hela framboos 8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dressing Hela naturel 8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as Old Amsterdam borrelblokjes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xe borrelhapjes cas gamba Cas Spijkers 32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xe borrelhapjes oude kaas Cas Spijkers 32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xe borrelhapjes chorizo Cas Spijker 32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boorte luxe koek roze 5 stuks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boorte luxe koek blauw 5 stuks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blanco La Sastrer�a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 rood La Sastrer�a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roomboter eiercakeje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erencake Gooskens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soesjes per 10 stuks (banketbakk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dant blauw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letje ontbijtgranen Ovengebakken krokant met noten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ofperen gebakje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groene thee met citroe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earl grey citroe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Zonnatura Engelse munt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vulde koeken Boom 16 x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hof chocolade mousse original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reep oreo Milka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 le duc blauw 4x1.5 liter pet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espresso illy blik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cacao &amp; hazelnoot just good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tana cacao &amp; sinaasappel Just Good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groene thee gember &amp; citroengras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folie traditioneel G'woon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tilla wrap bieten No Fairytales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tilla wrap wortel No Fairytales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 shells Santa Maria 1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dakaas Calv? cacaonibs 2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ijnenbrood met amandel spijs half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Jonagold kist ca. 11 kg. (ca 55 appel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ure matjes Katja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's Chocolonely tiny melk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's Chocolonely tiny puur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terbal doos 4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Vegetarische slager petit filet � l' Americain 5 x 2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Dalphin <text:s/>koolzuurvrij 18 petfles a 50 cl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ter Dalphin met koolzuur 18 petfles a 50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eals Dorset honey granola 3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eals Dorset cranberry cherry 3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tesers Chocolade kogels 25 x 3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nks extra puur De Ruijter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es roggebrood Van der Meulen 50 plakken per stuk verp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dbare volle melk Landhof 12 x1 liter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melange gezout bakje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tten rood Tork 33/33 cm 200 stuks <text:s/>2 la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minty morocco 20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tchup <text:s/>G'woon knijpflacon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mix cinnamon Bites We Love 12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mix Let's chocolade Bites We Love 12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mix Bites We Love 12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mix Soy Side Bites We Love 12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mix Chili <text:s/>Bites We Love 12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mix Cheeky Apricot Bites We Love 12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ast Melba volkoren &amp; spelt van der Meul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white jasmin &amp; passionfruit 20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ieren zakken doos 1000 zakken (inhoud 500 gram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uine bolletjes Kamstra DV doos 3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fit rode vruchten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si tropical tray drinkpakjes 5 x 6 x 0.2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Yogi green chai 17 zakjes Biologis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illepudding Mona met aardbeiensaus 4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literwt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kworst Unox vegetarisch <text:s/>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Torres Floralis moscatel oro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oop Slimpie lemon f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nke rozijnen G'woon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 dessertsaus Hero 125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English 3 x 25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roenballen Napoleon zak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hurt perzik passievrucht Optimel pak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Zero Fanta petfles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gles nacho cheese Lays doos 24x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gles nacho cheese Lays zak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kom 380 ml. <text:s/>Biologisch afbreekbaar Papstar.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 Concass?e Mutti blik 2.5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cao instant Alex Meijer (voor de automaat ) zak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lebout melkchocolade callets 33.6 %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lebaut chocolade callets dark 53.8% zak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van Cevitam Siroop Framboos 0%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van Cevitam siroop aardbei 0%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energise green tea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detox organic green tea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refresh citroe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Lipton balanc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refresh aardbei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relax sinaasappel &amp; kaneel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Lipton balance orient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mint Lipton balanc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citrus Lipton balanc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lish breakfast thee Lipton energis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arl grey energis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rooibos relax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refresh vanill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kamille relax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bosvruchten refresh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refresh bosbesse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pepermunt relax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met rode vruchten Lipton balanc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framboos Lipton relax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kosnoot water naturel Vita coco 12 x 33c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ten cranberry mix ongezouten G'woo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Coconut for professionals pak 1 ltr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gercondooms Latex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jm vers bos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odeeg pakje ( a 10 vell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burgers Mora ds 1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delmeel geblanceerd emmer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tercreme mix pak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delschaafsel Daendels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immune support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knackebrod volkoren 6 pak x 2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 tea Lipton green ginger lemongrass 12 x 33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lsch frisse lentebok bier fles 6 x 33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rix Power 5 lemon toiletblok <text:s/>pk 5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? wijn La Sastreria 7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bolletjes Kamstra doos 32 stuks voor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folie mild G'woon fles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sti ham-kaas Waldkorn Topking ds 24 x 1 Diepvri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ifheit 2 bowls dweilsysteem. emmer en m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cent super smoothie antioxidant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cent bright &amp; juicy blue spark 33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cent bright &amp; juicy keen green 33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cent bright &amp; juicy berry set go 33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y King 100% smoothie <text:s/>aardbei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y King 100% smoothie mango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cent super smoothie energise 36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cent super smoothie recharge 36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cent super smoothie antioxidant 36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cent super smoothie uplift 36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cent <text:s/>smoothie berry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kip sweet-onion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 Johma kip-kebab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che mediterane groenten vega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nes met rozijnen Maison Niels de Veye 11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nes naturel Maison Niels de Veye 11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sjes aardbei Partout doos 2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sjes straciatella Partout 2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sjes salted caramel Partout 2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djes karton Depa doorsnee 18 cm a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eckse wit bier 6 x 30cl alcohol vrij b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varia wit bier alcholvrij 6x30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ndverband Libresse Maxi normaal 1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andverband Always Ultra vleugel normaal 3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minium bakjes 100 stuks doorsnee 13 cm hoogte 4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ystal clear pear coconut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ce crush zak 1 kg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orange &amp; mandarin 20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matcha Zonnatura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Pure green tea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rooibos pakje 25 zakjes x 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everyday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peppermint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redbush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wilde besse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chamomile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groene the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English breakfast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earl grey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pompoen 21 x 17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groene thee variatie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ene thee orange mandarin Pickwick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white blueberry &amp; ginger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ackebrod Bolletje volkoren mono 72 x 1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schuit Bolletje naturel 40 x 1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ton cold infuse elderflower &amp; ro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mmy's Popcorn sweet &amp; salt mini bag 21 x 2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erchips Lay's naturel 20 x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erchips Lay's paprika 20 x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ps Lay's patatje joppie 20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kkererwten chips zeezout De Rit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kkererwten chips paprika De Rit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kkererwten chips sour cream union De Rit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kkererwten chips rozemarijn De Rit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lpastilles Anta Flu classic suikervrij zak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lpastilles Anta Flu menthol suikervrij zak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Los Pagos sauvignon blanc 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crunchy nuts County crips Jordan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crunchy strawberry County crips Jordan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crunchy dark chocolate County crips Jordan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itenkaas plakken Old Amsterdam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emster geitenkaas 50+ plakken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glutenvrij appel kaneel Zonnatura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mout meerzaden glutenvrij Zonnatura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bi Pur badkamer/toilet verfrisser 7.5ml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etsrollen 6 rollen a 2 lgs hoogte 19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ppe kokosrotsje doos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s cr?me pat?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kd blueberry muffin 18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s theeworst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's Chocolonely tiny mix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dia olijfoli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dia Griekse bloemenhoning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pa prestige toiletpapier 8 x 8 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lik roomboter bladerdeeg kaaskoekjes assorti 7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elik luxe roomboter zoutjes 7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gobruno Toscana witte wijn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gobruno Toscana ros? wijn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gobruno Toscana rode wijn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kband transparant 8 rollen Scotch 19mmx33M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kbanddispensers 3 st.Sigma incl. transp. rollt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kbandhouder Leit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 walnoten cake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aasappel chocolade geb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svruchten bavaroise gebak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star pure houten roerstaafjes 10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star internationale vlagprikkertjes 5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star pure houten lepels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star pure rietsuiker borden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star pure rietsuiker borden 3 vaks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star pure kartonnen borden extra sterk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fruitvariatie blauw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Pickwick fruitvariatie rood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d <text:s/>Koopmans pa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bietensap Zonnatura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ketbakkers room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ketbakkersroom Dr Oetker 1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tly drink whole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tly the original oat drink semi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tella hazelnootpasta 120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esse stroop mix tray 4 x 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zini espresso koffiecapsules lungo 24 x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. Oetker gelatine wit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que agar pot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ker cruesli cookies &amp; cream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ker cruesli appel &amp; rozij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ker cruesli chocolade hazelnoot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vegetarische knaks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vegetarische groentesoep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vegetarische tomatensoep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vegetarische pate 3 x 5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vegetarische gehaktballe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letje fruitige crackers rood fruit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letje fruitige crackers appel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proeverij peper rookworst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proeverij rookworst emmentaler &amp; goudse kaas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rookworst kip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coppa di parma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serranoham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gerookte kipfilet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yorkham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cervelaa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salami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schouderham rond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fles zak zwart Depa pak 1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ak kindercola 6 x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klander chocolade 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 mesclun met bloemen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blerone chocolade mix 90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ka melkchocolade naps mix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?t &amp; Chandon Ros? Imp?rial 37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stegen pure kaneel heel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Twinings kaneel. appel &amp; rozij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elsientje appel &amp; zwarte bes biologisch 12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relhapjes 6 stuks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vers lemon curd 3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bol smeltkaas met noten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bol gevuld met noten 1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ello danablue 50+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iete roquefort kaa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king kaasstengels Old Amsterdam 6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g pepermunt original <text:s/>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te d'or mignon melk mono 12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Napolitains puur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Napolitains melk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ixenet Ice semi secc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ixenet Cordon negro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ixenet Prosecco D.O.C.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ixenet Italian Ros?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ixenet Legero alcoholvrij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rico dadels gevuld met roomkaa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rico dadels geitenkaas en spek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rico peper met roomkaa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rico abrikoos roomkaa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rico groene olijven roomkaas 1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prosciutto Italiano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spinata Romana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ontbijtspek plat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slagers achterham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crispy baco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ega cava brut 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ega cava ros? 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ega cava semi seco 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soep Indiase curry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tomatensoep met knaks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proeverij romige tomatensoep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proeverij vergeten groentensoep pastinaak &amp; cantharel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bloemkool &amp; brocollisoep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maaltijd tomatensoep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Hongaarse goulash soep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soep croutons knapperbolletje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soep croutons kruid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kers Partymix XL 4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nade chocolate raspberry 12 x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nade witte chocolade cookie 12 x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nade chocolade chip cookie 12 x 6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enade birthday cake 12 x 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nade white chocolate salted peanut 12 x 6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rres Natureo Syrah alcoholvrij 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res Natureo Muscat alcoholvrij 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aan soes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gpijpje per stuk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te Macchiato gebakje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nkoek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esli bol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telette chocolade k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lette pinda karamel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uivel gebakje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telette lemon curd ver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ossenworst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ardenner ham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rnier gebraden rosbief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gebraden fricandeau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slagers leverwors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pastrami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achterham de luxe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coburger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wnies mix choco Dr .Oetker pak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 love milka hart 1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on Niels de Veye Bonbon au macaron 8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on Niels de Veye Macarons assortiment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minium bak <text:s/>20 cm lang. 5 cm hoogte inhoud 900 ml.100 stuks zonder deks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ppers nutbar 24 x 4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getarische koude borrelhapjes <text:s/>gesorteerd a 25 stuks op schaal minimaal 2 dagen van tevoren <text:s/>best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nty puur 24 x 5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tesers teasers 24 x 3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wix white 32 x 4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tly the original organic mocha latte 23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tly the <text:s/>original organic matcha latte 23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atly the original organic caff? latte 23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eken alcoholvrij 0.0 flesjes krat 24 x 3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on Levelt theefilters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organic green tea 2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organic redbush infusion 2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organic peppermint infusion 2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ro soja original houdbaar pak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organic chamomile infusion 2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organic wild lemon &amp; ginger infusion 2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earl grey bio 2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neer amandelen Dr. Oetker 5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. Oetker citroenrasp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.B. tampons normaal 6 x 4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groen met jasmijn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rooibos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groen gember met citroen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green energy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t natural salted caramel and peanuts 12 x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sis Hero 24 blikjes a 25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epkom Depa bamboe papier 350 ml. 25 st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ksel voor soepkom Depa bamboe papier 90mm a 25 st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detox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breathe deep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ginger orange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classic cinnamon spice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calming bio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capsules L�r Forza espresso a 20 stuks voordeelverpak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bonen L�r Forza espresso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Soapy hygiene met tea tree olie met pomp 3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gerookte zalm salade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garnalensalade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tonijnsalade cocktail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noordzeesalade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krabsalade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tonijnsalade Toscaans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kabeljauwsalade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kreeftsalade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makreelfilet gerookte appel en honing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 Vis tapas mix gerookt 1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d Sesam volkoren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kkelbeer grote aardbeien 150 stuks s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kkelbeer grote dropsleutel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kkelbeer hoestmelange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kkelbeer oud Hollandsch snoepgoed zuurtjes silo 1.5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an Aramis doos 20 flesjes(glas) a 33cl.met draaid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k energiereep cocoa oat 16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k cocoa coconut 16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k banana bread 16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kkelbeer snoep ketting 6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kkelbeer ijshoorntjes per s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molive aquarium 3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molive keuken anti geur 3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abel handzeep vloeibaar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rix handcr?me intensive tube 1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rlon handcr?me shea butter 1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delicious treats thee variatie box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fruit fusion variatiebox cafe?ne vrij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groene thee cranberry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G'woon groen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cafe nior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chocoprentjes melk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creme koekjes 17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brownies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jito cake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jf breekbrood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em mosterd brood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pe bol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gel cinuforce forte neusspray 2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gele cinuforce neusspray 1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kip-knoflook salad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rol spritz 3 x 17.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k servetten 2 laags oranje 33 x 33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 Dis rietje karton streep wit/oranje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 Becher hygi?ne reiniger spray 1 liter OP=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ro hygi?ne pak 80 doekjes (op het moment <text:s/>niet op voorraa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valbak met klep Curver 50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ve men+care extra fresh deodorant 1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 deodorant naturel pure rose 1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ve men+care clean comfort deodorant 1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vea deodorant fresh naturel 1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vea deodorant invisible for black &amp; white 1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vea men deodorant spray fresh active 1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 deodorant sport energizing fresh 1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rlon tandpasta coolmint 12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gate caries protection tandpasta 7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 kroket vegetarische draadjesvleesch 20 stuks x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 bitterballen vegetarische draadjesvleesch 60 stuks x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 oven kroketten vegetarische draadjesvleesch 20 stuks x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 frikandel vegetarisch 20 stuks 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kkernijen Vega mix 9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te import EU blikjes 24 x 33 cl (tijdelijk niet leverbaa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nta orange EU import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cacao sticks 100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esche vlag volle opschuimmelk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esche Vlag professional latte opschuimmelk bio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capsules espresso oro 30 x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capsules ristretto nero 30 x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capsules lungo verde 30 x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capsules espresso marrone 30x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capsules lungo viola 30 x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zero mini 24 blikjes a 1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canderelsticks 150 stuks x 0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hittebestendige bekers 225 ml rol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bonen scuro donker espresso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bonen regular 3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bonen roodmerk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bonen Colombia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bonen slow Ethiopi?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Koffiebonen slow Nicaragua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Rietsuikersticks bio 600 x 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Isoleerkan Berlijn dubbelwandig RVS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Isokan onbreekbaar 1.5 L zw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amandelschaafsel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Pistache gepeld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sweet chili leaves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gezouten pistachenoten ongebrand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dkapje zwart type II doos a 50 stuks OP=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's Chocolonely chocolademel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kka thee feel new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kka thee gorgeous earl grey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kka thee lemon.ginger &amp; manuka honey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kka thee ginseng matcha green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kka thee chamomile.vanilla &amp; manuka honey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kka thee mint refresh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kka thee blackcurrant beauty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tog Jan pilsener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oopkoeken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e koeken 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f cake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js koek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orange &amp; turmeric organic infusio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enten koekjes vers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ia brood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pittige tonijnsalad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eed blaren pleisters medium 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kat green tea matcha 3 x 4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Kat chocolade gold 27 x 4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der bueno white 30 x 39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energy 12 blikjes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energy no sugar 12 blikjes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energy cherry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energy cherry no sugar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Light exotic mango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Light ginger lime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signature mixers herbal notes 12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signature mixers woody notes 12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signature mixers smoky notes 12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cola signature mixers spicy notes 12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?me hoorntjes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 a soup focus tomaat 21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biologische kruiden stomache eas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womans energy biologisch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biologische kruiden thee womans balanc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gi thee biologisch tumeric orang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ffie cups Barzini espresso 2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van C?vitam signature blends druif &amp; vlierbloesem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van C?vitam Signature Blends limoen &amp; munt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van C?vitam signature blends citroen &amp; sinaasappelbloesem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van C?vitam signature blends siroop rabarber &amp; aardbei 5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Lekker Fris Ananas Mango Gember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Lekker Fris citroen limoen munt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Lekker Fris aardbei framboos munt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jnenburg ontbijtkoek zero per stuk verpakt 80 stuks x 28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u Time Out granenbiscuits melkchocolade 24 x 48.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y's strong chilli and lime flavour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y's Strong jalapeno &amp; kaas chip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vita vloeibare bloemenhoning 8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letje Ontbijtcrackers meerzaden 36 x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P. Chenet Medium Sweet 6 x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P. Chenet ros? 6 x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P. Chenet Merlot 6 x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P. Chenet cabernet sauvignon-syrah 6 x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P.Chenet Colombard Sauv. bio.2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Orange &amp; Lemon Organic Infusion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ka chocolade oreo 36 x 37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lka chocolade peanut-caramel 36 x 37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lka choco wafer 30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ka muffin tray 12 stuks x 1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ka donut gevuld tray 12 stuks x 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ka chocolade nussini 35 x 31.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lka chocolade daim 36 x 37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olsch Kornuit pilsener 24 x 3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lsch Kornuit pilsener 4 x 6 <text:s/>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ia salade dressing honing 54 cups x 3.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ia salade dressing naturel 54 cups x 3.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ia salade dressing fijne kruiden 54 cups x 3.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sjakka kinderchampagne appel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nz Tomaten ketchup 100 x 17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?hne Franse mosterd 250 x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ia Curry ketchup sachets 150 x 2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 Band Berries mix 24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tella Dummy silo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kipknakworsten 3 potten x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Spianata romana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cr?m? pat?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cr?mepat? met tuinkruid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pastrami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uden Banier cr?m? pat? met champignon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Herbal hibiscus &amp; cherry blossom 12 x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pton Herbal rooibos 12 x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gles chips rice fusion Japanese BBQ teriyaki flavour 160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gles rice fusion malaysian red curry flavour 160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gles rice fusion Indian chicken tikka masala flavour 160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OF sparkling roos.peer. Kaneel. Appel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OF Siroop citroen. Munt. Appel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OF Siroop blauwe bes.lavendel. zwarte bes. Appel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Zalmsalade fijn gegarneerd 12 x 1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Huzarenslaatje gegarneerd 12 x 1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y's poppables sweet chilli chips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e Lipton exclusive selection groene thee matcha 25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ntimans Tonic water 4 x 2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ntimans Rose lemonade 4 x 2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ntimans Ginger beer 4 x 2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king Veggie rolls creamy jalape�o 33 x 1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king Veggie rolls guacamole 33 x 1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king Veggie rolls red bean 33 x 1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zen cocktails 24 ice 5 x 6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ugel 24 ice 5 x 6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eca Select kip kerrie salade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eca Select tonijn salade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eca Select gerookte kipsalade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eca Select krab surimisalade 6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on &amp; Guestier Ros?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on &amp; Guestier Cabernet sauvignon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on &amp; Guestier Sauvignon blanc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on &amp; Guestier Merlot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on &amp; Guestier Passeport Sauternes AOP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on &amp; Guestier Passeport Sancerre AOP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ton &amp; Guestier Passeport Pouilly-Fuiss? AOP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ob's Creek Merlot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lo Family Vineyards Cabernet Sauvignon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lo Family Vineyards Sauvignon Blanc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lo Family Vineyards Zinfandel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lo Family Vineyards White Zinfandel Ros?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lo Family Vineyards Merlot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el Laurent rose d' anjou 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el Laurent sancerre 0.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el Laurent Sancerre Rouge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hel Laurent Pouilly Fume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Hagelslag Assortiment 6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ma Paperclips zilver 50 mm 3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ma Snelhechtermappen A4 blauw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ma Snelhechtermappen A4 rood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ma Snelhechtermappen A4 zwart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ma Ordner A4 breed zwart 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 chou verse roomkaas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impie suikervrije limonade siroop sinaasappel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impie suikervrije limonade siroop framboos 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dzeep Neutral met pompje 25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chips cheese onion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chips bolognese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f schuurmiddel cream pink flower 7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za hoemoes naturel 12 x 60 gram (Let op! voor 10.00 uur besteld de volgende dag wordt het geleverd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za muhammara 12 x 60 gram (Let op! voor 10.00 uur besteld de volgende dag wordt het geleverd.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king Panini roti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num Ruby 3 x 9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za Hoemoes zongedroogd 12 x 60 gram ( Let op ! voor 10.00 uur besteld de volgende dag wordt het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Lekkerste gevulde koek appel 16 x 10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 Lekkerste choco chip. glutenvrij 10 x 37.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zero fruit 10 x 0.2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Ice tea green perzik 3 x 10 pakjes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Fruitdrink appel zonder suiker 3 x 10 pakjes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cky Fruitdrink zero framboos 3 x 10 pakjes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broodbeleg assortiment 8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Twents kruidentuintje salade 12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Tonijnsalade zonder mayonaise 12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Kip kerriesalade 12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Krabsalade 12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Kip- samba salade 12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?ner pizza lekker &amp; anders 3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rr drinkbouillon tuinkruiden 8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rr drinkbouillon tomaat 8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rr drinkbouillon rundvlees 8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 time out granenbiscuits naturel 24 x 4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broodsalade combitray portion 12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ko franse frites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rr runderbouillon bus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tenpuree 8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lebaut white callets zak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yere geraspt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hygi?nische doekjes maxi pack 80 stuk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n curry ketchup sachets 200 x 1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n mayonaise bereid met scharrelei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ques kruidenboter cups 6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n mosterd sachets 246 x 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le anti bacteri?le wipes 6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cia handschoenen nitril zwart. ongepoederd maat M doos 10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elicia handschoenen nitril zwart ongepoederd maat L 10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elicia handschoenen nitril zwart. ongepoederd maat XL 10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lkan jonge belegen geitenkaas plakk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ergranen brood Honor? heel gesne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ter vitamine C 70mg 4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ter vitamine C 70mg 8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ter Paracetamol 500 mg Instant smelttablet bessensmaak.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roengras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ifrance mini pains au chocolat 10 stuks 250 gram diepv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la biologisch kefir naturel pak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Mosterd 248 stuks x 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hazelnootpasta <text:s/>240 stuks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hazelnootpasta 8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stroop <text:s/>80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honingsticks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jam assortiment divers 8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Jam assortiment divers 24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chocoladepasta 8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pindakaas 8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chocoladehagel puur 7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 Oordt chocoladehagel melk 7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kade nizza karamel zeezout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kade nizza kaneel 2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ba Boter 82% 10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assend Lekker edam oude kaas 9 x 30 gram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assend Lekker jong belegen komijn edam 48+ 9 x 30 gram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assend Lekker Jong belegen 40+ 9 x 30 gram 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assend Lekker Edam 40+ belegen kaas 9 x 30 gram <text:s/>(Voor 11.00 uur bestellen de volgende werkdag geleve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kens fricandeau 1000 gram (vers van de slage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assend Lekker tonijnsalade 6 x 5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e wonder desinfecterende reiningsdoekjes XL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e band Kookroom 15% vet flacon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agroom spuitzak nylon Patisse 40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biance cupcakes 35 x 18. 8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o cassis zero 24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ek boerenyoghurt vanille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ek boerenyoghurt bosbes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ek boerenyoghurt naturel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ek halfvolle mel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ek karnemel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ek volle melk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ek Karnemelk 0.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ek drinkyoghurt framboos 0.5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premium pineapple 1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smoothie aardbei sinaas banaan 330 ml op het moment niet leverba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best smoothie mango passievrucht 330 ml op het moment niet leverba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adelphia Intense Fijne Kruiden Specialiteit 1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ladelphia Intense Knoflook &amp; Fijne Kruiden 1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reine mineraalwater framboos-appel 6 x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 reine mineraalwater limoen-jasmijn 6 x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co keelmix gemengd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a wijnfleszakken zwart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s Poell Toast Olijf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rico tapas spies bak 1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kker bamboe met bol doos 2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goudberen silo 9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oam pinballs 9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oam stripe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espresso 25 sti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?t &amp; Chandon champagne Imperial Brut Picollo 2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rooibos &amp; orange pak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dhof Houdbare halfvolle melk 12 x 1 liter 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ese cake 6 person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 kerrie brood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nings thee vlierbloesem framboos hibiscus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nings thee peer honing kaneel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nings thee gember honing citroen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nings thee zoethout limoen 20 zakj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lebaut witte warme chocolade melk 25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lebaut warme pure chocolade melk 25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lebaut warme melk chocolade 25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el's Green Soap handzeep orange jamsine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el's Green Soap handzeep argan-oudh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el's Green Soap handzeep tonka-muguet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el's Green Soap handzeep lavendel-rozemarijn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letje speltcrackers 57 x 24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olletje beschuit volkoren mono 40 x 1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percorn popcorn sweet &amp; salty 12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percorn popcorn lightly sea salted 12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efoot Malbec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efoot chardonnay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efoot pinot Grigi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efoot sauvignon blanc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efoot jammy red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Lekkerste roze koek 18 x 5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Lekkerste mergpijp 20 x 7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 lekkerste gevulde koek speculaas 16 x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Lekkerste stroopwafels 30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Lekkerste suikerwafel 18 x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efoot Pink pinot grigi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x Meijer rooibos - kaneel thee BIO 20 zakjes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Tomatenpuree 1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rr Fonds de Cuisine Blanke Roux 1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za Hoemoes spicy mango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s vega pat?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s Kleintje Vega Smeerworst 7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s Vega Filet Americain 1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chtfruit Schalkwijk Bosvruchtenjam 3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chtfruit Schalkwijk Framboos-rodebessenjam 3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chtfruit Schalkwijk Aardbeienjam 3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chtfruit Schalkwijk Bramenjam 3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 Voert american burger tosti 6 x 2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 Voert Thai chicken tosti <text:s/>6 x 1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y's Strong chilli &amp; limoen chips 24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y's Strong jalapeno and cheese flavour 24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king panini vlam 1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 Panini tonijn 5 x 1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ffe Soleil 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 Chouffe blonde Belgisch bier blikken 4 x 33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tog Jan lentebok 6x3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studentenhaver choco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borrelmix 2.5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borrelmix 5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pikantjes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rice cookies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Shanghai mix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kaasvlinders pesto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zoutje met goudse kaas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superfruit en pittenmix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Japanse bollen mix 4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Pepita mix gebakken 9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cashewnoten biologisch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multigranen en zeezout crackers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ndels horeca bites 7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gezonde start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Afwasmiddel eco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keukendoekjes 3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glasdoekjes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<text:s/>herbal detox kruiden thee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ut Akvina 1000 zakjes a 1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ut van Oordt 750 stuks x 1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rdbeienjam van Oordt 80x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herbal super blends energy kruidenthee 15 x 1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herbal super blends shine kruidenth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jnenburg ontbijtkoek 100 x 2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cannoten ongezout en ongebrand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cannoten ongezout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jn wascapsules black velvet voor 29 wasbeur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wick herbal super blends immunity kruidenth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kip-sambasalade XL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beenham honing mosterdsalad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eisalade XL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luchtverfrisser cotton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toiletblok dennen 2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toiletreiniger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kalkreiniger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spoelglansmiddel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kauwgom spearmint 1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Chocolade pinda's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chocoprentjes puur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dry roasted pinda's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i non-alcoholic vibrante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nkell alcoholvrij rose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nkell alcoholvrij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i non-alcoholic floreale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Bord vierkant riet 15 cm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bord riet 23 cm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houten mes 16.5 cm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houten lepel 16 cm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houten roerstaafjes 14 cm 10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houten vork 16.5 cm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houten koffielepel 11 cm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soepbeker 450 ml riet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Deksel soepbeker riet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kom riet 299 ml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dessertbord riet 18 cm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dcakejes 6x 1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teau Puech-Haut prestige ros? AOP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Papieren Rietjes gekleurd 5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half cafe?ne filterkoffi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half cafe?ne filterkoffie 6 x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jnenburg ontbijtkoek honing caramel ongesneden 465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jnenburg Ontbijtkoek rozijnen ongesneden 46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proeverij paddenstoel soep 5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soep pompoen rode linzen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x soep kikkererwten tomaten 57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ijpte Kaas 1 plak. jong belegen vegetarisch 10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s kaas extra Gerijpte 1 plak. vegetarisch 10 x 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sa bio roggenvollkorn 1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terbal old Amsterdam 40 x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ko churros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 burgers met broodjes 16 x 4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issimo fruity 42 x 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issimo maxim bruin 20 x 12 c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nissimo squeeze sinas 24 x 11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issimo spring vruchtenijs 20 x 9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issimo ijs fruit fiesta 40 x 7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baart ijs op stokje vegan choco 28 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baart ijs op stokje aardbei 28 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tzz of nature jackfruit bbq bio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tz of nature jackfruit original bio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ja fruit vlinders 2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ja fruit vlinder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baart ijs op stokje rood fruit witte choco 28 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jsbaart IJs op stokje vlierbloesem 28 x 7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sweet owl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Appelringen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rotella fruit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ibo zoute rijen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mini zeepjes 5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mini tandpasta en tandenborstel 3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bodylotion 50 x 2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Chef chocolade koffiebonen puur 8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Chef stroopwafelstukjes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issimo maxim wit 20 x 12 c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nissimo maxim amandel 20 x 12 c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r. Oetker vegan brownies 3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f sanitairreiniger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Bosvruchten roomcakejes 2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'woon roomboter appelkruimelkoeken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&amp;S mozzarella tomato 40 x 1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zarella sticks cheese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de hazelnoten G'woo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ammetjes vegetarisch Topking 54 x 1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ammetjes classic heet gekruid 72 x 17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ph &amp; Rolph dessert assortiment vanille crumble chocolademousse. mascarpone 6 x 40. 3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king tosti vlam veggie 10 x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opmans zelfrijzend Amandelmeel glutenvrij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assend lekker jong 9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opmans Eierpannenkoekmix Glutenvrij en lactosevrij 1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opmans glutenvrije pannenkoekmix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lant granola cinnamon. glutenvrij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i Bellini Vine Peach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res Santa Digna Cabernet Sauvignon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res Santa Digna Carmenere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res Santa Digna Sauvignon Blanc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res Santa Digna Chardonnay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res Santa Digna Merlot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ob's Creek chardonnay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ob's Creek sauvignon blanc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ob's Creek shiraz ros?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 Negra cava brut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 Negra cava semi sec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 banaan pannenkoeken 3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 pannenkoeken bosbes 18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 Bar Argentino chardonnay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elo Nero d'Avola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elo Rosat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elo Grill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elo pinot grigio 0.75L Op het moment niet leverbaar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elo catarratto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kd fruit &amp; pindareep Peanut Delight 18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ow Food Masters finger food plank incl. serveerpla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 nacho cheese bites 48 x 23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tkamp garnalencroquet <text:s/>21 x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tkamp kaasbitterballen 42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tkamp black angus bitterballen 42 <text:s/>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tkamp groente croquet mediterraans 18 x 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tkamp draadjesvlees bitterballen 42 x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tkamp draadjesvlees croquet rund 18 x 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tkamp kalfskroket 18 x 8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tkamp kaascroquet mini oude kaas 28 x 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 Bar Argentino Malbec Ros?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 Bar Argentino Malbec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lant granola kokosnoot glutenvrij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lant walnoot glutenvrij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lant granola cracker hazelnut sunflower. glutenvrij lactosevrij BIO <text:s/>20 x 2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lant granola cracker cinnamon almond. glutenvrij lactosevrij BIO 20 x 2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lant granola cracker rosemary linsee. glutenvrij lactosevrij BIO 20 x 2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lant granola sneaky cinnamon. BIO 50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lant granola cracker tomaat basilicum glutenvrij 20 x 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lant granola crumbling coconut. BIO 50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lant granola whizzy walnut. BIO 50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lant granola shocking chocolate. BIO 50 x 3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eine Zalze Chenin Blanc Family Reserve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eine Zalze Cleefs chenin blanc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eine Zalze Shiraz Vineyard Selection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eine Zalze Chenin Blanc Vineyard Selection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eine Zalze Cellar Selection Cabernet Sauvignon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eine Zalze Sauvignon Blanc Family Reserve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eine Zalze Chardonnay Cellar Selection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Grendel Cabernet sauvignon merlot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Grendel Chardonnay-Viognier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za hoemoes paprika oregano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y rice bar aardbei 20 x 18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cky rice choco 20 x 18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eculoos koekjes in dispenser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talia crunchy muesli met banaan en chocolade 50 x 1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talia crunchy muesli met appel en hazelnoot 10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llogg's cornflakes 40 x 24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za Hoemoes pompoen 2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f glas en multireiniger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ei truffelsalade 17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elderflower infusion with a twist of rose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pper thee fennel infusion with a twist of elderflower 2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y's Pizza Hut margherita chip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y's KFC Original Recipe Chicken chip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y's Subway Teriyaki Ribbelchip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tvis Zalmflakes warmgerookt asc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y's Strong Hot chicken wings chips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ma gevuld eitje salade XL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issimo fruitijsjes sinas 45 x 55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ppa cocktails cosmopolitan 7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Negroni 7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Mojito 7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rum ginger 7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white russian 7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sex on the beach 7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tequila sunrise 7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espresso marti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Strawberry Daiquiri 7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Pi�a colada 7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a cocktails Passion fruit martini 7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geer Gouda platstuk jong belegen 9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geer Gouda platstuk belegen 9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geer Gouda platstuk extra belegen 8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ese peanut butter cups 15 x 4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kkoman soja saus glutenvrij 1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�te d'Or chocoladereep melkchocolade met hele hazelnoten 32 x 4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ka choco brownie 24 x 50 gr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lka cookies sensations 24 x 5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agsche hopjes silo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life boost focus freshmint 24 x 1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life boost energy spearmint 24 x 1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? mocca oploskoffie 20 x 3.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Gold instant koffie Stick 25 x 1.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mocha instant koffie choco cappuccino 8 x 148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coconut macchiato instant koffie 6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almond macchiato instant koffie 6 x 1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scafe oat macchiato instant koffie 6 x 1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ts Espresso Dark roast bio koffiebon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ts Espresso Extra dark roast bio koffiebon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ots Espresso Medium roast bio koffiebonen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zza Crema &amp; Aroma koffiebonen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zza Espresso Italiano Classico 1Kg koffiebon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zza espresso barista perfetto beans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zza tierra for planet bonen 1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?venpick koffiebonen caffe crema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?venpick espresso koffiebonen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?venpick koffiebonen gusto Italiano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Vegetarische Slager vegetarisch saucijzenbroodje 30 x 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Vegetarische Slager vegetarisch frikandelbroodje 20 x 127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ixenet Cordon negro brut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ne Maman aardbeien jam sticks 10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ne Maman abrikozen jam sticks 100 x 1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ixenet Italian Ros? 2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kensberg rose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kensberg Droe Steen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kensberg Cabernet Sauvignon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 Croisade Merlot Pays D'Oc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 Croisade Syrah Ros?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 Croisade Sauvignon blanc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 Croisade Chardonnay Pays D'Oc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ge kaas Beemster 48+ plakken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citrus wasgel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jasmijn wasgel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tol Citrus wasgel navulling 5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 toiletpapier eco 6 x 4 <text:s/>roll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ge toiletpapier sensitive 16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tomaat kruiden kaasblokje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thijm rozemarijn kaasblokje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mosterd dille kaasblokjes 5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oude kaas met gember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kaas met truffel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geitenkaas rozemarijn 12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kaas met zwarte peper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kaas met mosterd dille 1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kaasplankje oude mosterd-dille 2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kaasplankje oude truffel 29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jngaard ch?vre affin?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ulp vruchtensap geschenkverpakking 7 x 2.86 c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hulp appel cranberrysap 15 <text:s/>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ulp appel aardbeiensap 15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ulp sinaasappelsap. BIO 15 x 2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frisk limonade raspberry. BIO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frisk cola BIO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frisk ginger ale. BIO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frisk gingerbeer BIO 20 <text:s/>x 27. 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frisk orangeade. BIO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frisk Indian tonic water. BIO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frisk Elderflower. BIO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of siroop citroen. munt en appel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of siroop roos. kardemom peer en appel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of siroop blauwe bes. lavendel zwarte bes en appel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 ice tea peach apple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 bubbelfrisss framboos cranberry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 ice tea lemon lime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 bubbelfrisss appel perzik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belfris bubbelfrisss appel zwarte bes 12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fmans fruitesse alcoholvrij 24 x 2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k prote?ne havermout reep cocoa 16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k prote?ne havermoutreep cocoa coconut 16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k proteine havermoutreep Banana 16 x 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 Dis drinkrietjes papier zwart 50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ke Dis drinkrietjes papier streep 25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ke Dis drinkrietjes bamboo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 Professional Professional drinkrietjes RVS 4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 Dis drinkrietjes papier gekleurd 25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ke Dis drinkrietjes tarwe 14.5 cm 10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ke Dis drinkrietjes papier 50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ke Dis drinkrietjes papier wit/ geel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 Dis drinkrietjes papier sterretje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way lemon lime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way cola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way orange 24 x 33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ilniszakken 2x25x120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fvalzakken Horeca Paclan 70x110cm 120 liter rol a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koman sojasaus minder zout 15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lag cape per st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at oranje franje vlaggenlijn 10 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sius twilight kaarsen oranje 6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stegen oranje brulsaus 87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ja oranje leeuwekoppen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isseire siroop peach 0% 6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isseire Citron &amp; Citron Vert Le 0% 6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ba Kartonnen beker to go 200 ml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ba Kartonnen beker to go 300 ml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ba Kartonnen beker to go 100 ml 8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Professional Houten ijslepel 9.4 cm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dore Lepel bamboe 165 mm naturel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pax Vork papier wit (100% FAIR) 159mm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pax Mes papier wit (100% FAIR) 159mm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pax Bord karton wit 18 cm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pax Bord karton wit 23 cm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pax Buigrietjes papier bruin (100% FAIR) 6x197mm 2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pax Lepel papier wit (100% FAIR) 159mm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pax Koffiebeker Silly Times karton 225 ml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pax Koffiebeker (Silly Times) karton 180 ml 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debak 1300 ml karton FSC 5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uni lepels hout 16cm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i messen hout 16.5cm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i vorken hout 16cm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 Dis bord 18 cm rond karton wit FSC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 Dis bord 23 cm rond karton wit FSC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 Dis koffiebeker 180ml karton wit 1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 Dis Draagtas papier I'm a lunch bag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dore Roerstaafje Bamboe 140mm naturel 10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flex Covid-19 Antigeen Zelftest 5-p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ycerona 3-in-1 Hygi?nische Handgel Kokos 2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GR handzeep pomp 7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nier Ambre Solaire clear protect refresh zonbeschermingsspray SPF50 2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GR hygie handgel 10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n le Naturel Extra pur de Marseille huile d'olive 50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n le Naturel Extra pur de Marseille le naturel 50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n le Naturel Extra pur de Marseille fleur d'oranger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n le Naturel Extra pur de Marseille ch?vrefeuille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apy soft met monoi &amp; arganolie 3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pia handdoek papier 2-laags 6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pia handdoek papier 2-laags 80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pia poetspapier 2-laags 500 ve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pia poetspapier mini 1-laags 3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pia poetspapier midi 1-laags 2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?hne balsamico dressing 500 m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ia Salata Balsamico Dressing 25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pia Toiletpapier jumbo 2-laags 4 rol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kool v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anbrood naturel East End 2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anbrood Knoflook en kruiden East end 26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d Amsterdam belegen kaas 48+ plakken 14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d Amsterdam verse roomkaas original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d Amsterdam Verse Roomkaas Bieslook 125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vitaminwater Limoen-Lychee 6 petfles a 50 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 le Duc mineraalwater +Citroen 6 petfles a 1.5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 le Duc mineraalwater + Citroen 12 petfles a 50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vitaminwater Mango Guave 6 petfles a 50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rcy vitaminwater Framboos Granaatappel 6 petfles a 50 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esche vlag Latte opschuimmelk pak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ekjesmix subliem Alex Meijer doo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tus biscoff luxe assorti 230 stu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itte wijn chardonnay Le Petit Étoile fles 20cl alcoholvri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cabernet sauvignon Le petit Étoile alcoholvrij fles 20c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? Le Petit Étoile alcoholvrij fles 20cl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yvis luxe gemengde gezouten noten zak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vourites Pralinesmix 18 stuks 159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ka moments mix doos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esche vlag Halfvolle melk houdbaar professional pak 1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ijnen netje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 vaatwasmachine <text:s/>deo naturel fresh lem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Tan Djah? gemberpoeder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y king Multi sap 2 li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star appels 1.5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wi groen 7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zen <text:s/>rood gedroogd 1 k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kikker rundvlees 7 sach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uwerij 't IJ IJwit flesje 330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dels zonder pit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e wijn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te wijn flesje 2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ie granola nuts &amp; seeds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ie granola coconut &amp; cacao nibs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ie granola almonds &amp; raisins 3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wekkeboom bitterballen kalfs oven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wekkeboom Old Amsterdam bitterballen oven &amp; airfryer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 kaassouffles mini 14 stuks oven &amp; airfry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es de Strooper classic range ds 150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es de strooper natuur boterwafel doos 150 stuks (op het moment niet leverbaa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Cappuccino Topping koffiemelkpoeder zak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we Egberts Instant elite zak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tos mint <text:s/>250 zakjes x 7.36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inerwtjes Bonduelle zak 4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demon Verstegen gemalen 32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demon Verstegen 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kreepjes gerookt 3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rika mix gesneden zak 2500 gram diepv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 Oetker biscuittaart pak 33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imex Eiermie 25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er riblappen per 1000 g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wflex Covid-19 antigeen zelf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a slagersfolie 2 rollen 30 x 20 cm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a PP bakje met deksel 500 ml. 25 stu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 vorkjes bamboe 200 stuks Sier</text:p>
          </table:table-cell>
          <table:table-cell table:number-columns-repeated="16383"/>
        </table:table-row>
        <table:table-row table:number-rows-repeated="10437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rita</meta:initial-creator>
    <dc:creator>Marita</dc:creator>
    <meta:creation-date>2022-05-30T09:17:13Z</meta:creation-date>
    <dc:date>2022-06-14T10:49:16Z</dc:date>
    <meta:editing-cycles>1</meta:editing-cycles>
    <meta:editing-duration>PT47S</meta:editing-duration>
  </office:meta>
</office:document-meta>
</file>